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4.41mm"/>
    </style:style>
    <style:style style:name="co22" style:family="table-column">
      <style:table-column-properties fo:break-before="auto" style:column-width="50.31mm"/>
    </style:style>
    <style:style style:name="co23" style:family="table-column">
      <style:table-column-properties fo:break-before="auto" style:column-width="51.08mm"/>
    </style:style>
    <style:style style:name="co24" style:family="table-column">
      <style:table-column-properties fo:break-before="auto" style:column-width="19.12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7.29mm"/>
    </style:style>
    <style:style style:name="co27" style:family="table-column">
      <style:table-column-properties fo:break-before="auto" style:column-width="11.52mm"/>
    </style:style>
    <style:style style:name="co28" style:family="table-column">
      <style:table-column-properties fo:break-before="auto" style:column-width="49.25mm"/>
    </style:style>
    <style:style style:name="co29" style:family="table-column">
      <style:table-column-properties fo:break-before="auto" style:column-width="50.57mm"/>
    </style:style>
    <style:style style:name="co30" style:family="table-column">
      <style:table-column-properties fo:break-before="auto" style:column-width="18.86mm"/>
    </style:style>
    <style:style style:name="co31" style:family="table-column">
      <style:table-column-properties fo:break-before="auto" style:column-width="17.82mm"/>
    </style:style>
    <style:style style:name="co32" style:family="table-column">
      <style:table-column-properties fo:break-before="auto" style:column-width="18.33mm"/>
    </style:style>
    <style:style style:name="co33" style:family="table-column">
      <style:table-column-properties fo:break-before="auto" style:column-width="51.88mm"/>
    </style:style>
    <style:style style:name="co34" style:family="table-column">
      <style:table-column-properties fo:break-before="auto" style:column-width="52.92mm"/>
    </style:style>
    <style:style style:name="co35" style:family="table-column">
      <style:table-column-properties fo:break-before="auto" style:column-width="54.22mm"/>
    </style:style>
    <style:style style:name="co36" style:family="table-column">
      <style:table-column-properties fo:break-before="auto" style:column-width="49.21mm"/>
    </style:style>
    <style:style style:name="co37" style:family="table-column">
      <style:table-column-properties fo:break-before="auto" style:column-width="49.78mm"/>
    </style:style>
    <style:style style:name="co38" style:family="table-column">
      <style:table-column-properties fo:break-before="auto" style:column-width="49.48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13.62mm"/>
    </style:style>
    <style:style style:name="co42" style:family="table-column">
      <style:table-column-properties fo:break-before="auto" style:column-width="16.67mm"/>
    </style:style>
    <style:style style:name="co43" style:family="table-column">
      <style:table-column-properties fo:break-before="auto" style:column-width="13.88mm"/>
    </style:style>
    <style:style style:name="co44" style:family="table-column">
      <style:table-column-properties fo:break-before="auto" style:column-width="45.84mm"/>
    </style:style>
    <style:style style:name="co45" style:family="table-column">
      <style:table-column-properties fo:break-before="auto" style:column-width="43.66mm"/>
    </style:style>
    <style:style style:name="co46" style:family="table-column">
      <style:table-column-properties fo:break-before="auto" style:column-width="43.39mm"/>
    </style:style>
    <style:style style:name="co47" style:family="table-column">
      <style:table-column-properties fo:break-before="auto" style:column-width="22mm"/>
    </style:style>
    <style:style style:name="co48" style:family="table-column">
      <style:table-column-properties fo:break-before="auto" style:column-width="20.43mm"/>
    </style:style>
    <style:style style:name="co49" style:family="table-column">
      <style:table-column-properties fo:break-before="auto" style:column-width="24.09mm"/>
    </style:style>
    <style:style style:name="co50" style:family="table-column">
      <style:table-column-properties fo:break-before="auto" style:column-width="4.45mm"/>
    </style:style>
    <style:style style:name="co51" style:family="table-column">
      <style:table-column-properties fo:break-before="auto" style:column-width="43.74mm"/>
    </style:style>
    <style:style style:name="co52" style:family="table-column">
      <style:table-column-properties fo:break-before="auto" style:column-width="43.23mm"/>
    </style:style>
    <style:style style:name="co53" style:family="table-column">
      <style:table-column-properties fo:break-before="auto" style:column-width="15.98mm"/>
    </style:style>
    <style:style style:name="co54" style:family="table-column">
      <style:table-column-properties fo:break-before="auto" style:column-width="19.9mm"/>
    </style:style>
    <style:style style:name="co55" style:family="table-column">
      <style:table-column-properties fo:break-before="auto" style:column-width="47.15mm"/>
    </style:style>
    <style:style style:name="co56" style:family="table-column">
      <style:table-column-properties fo:break-before="auto" style:column-width="45.58mm"/>
    </style:style>
    <style:style style:name="co57" style:family="table-column">
      <style:table-column-properties fo:break-before="auto" style:column-width="21.96mm"/>
    </style:style>
    <style:style style:name="co58" style:family="table-column">
      <style:table-column-properties fo:break-before="auto" style:column-width="5.56mm"/>
    </style:style>
    <style:style style:name="co59" style:family="table-column">
      <style:table-column-properties fo:break-before="auto" style:column-width="15.35mm"/>
    </style:style>
    <style:style style:name="co60" style:family="table-column">
      <style:table-column-properties fo:break-before="auto" style:column-width="18.79mm"/>
    </style:style>
    <style:style style:name="co61" style:family="table-column">
      <style:table-column-properties fo:break-before="auto" style:column-width="17.73mm"/>
    </style:style>
    <style:style style:name="co62" style:family="table-column">
      <style:table-column-properties fo:break-before="auto" style:column-width="16.93mm"/>
    </style:style>
    <style:style style:name="co63" style:family="table-column">
      <style:table-column-properties fo:break-before="auto" style:column-width="18.26mm"/>
    </style:style>
    <style:style style:name="co64" style:family="table-column">
      <style:table-column-properties fo:break-before="auto" style:column-width="30.13mm"/>
    </style:style>
    <style:style style:name="co65" style:family="table-column">
      <style:table-column-properties fo:break-before="auto" style:column-width="29.86mm"/>
    </style:style>
    <style:style style:name="co66" style:family="table-column">
      <style:table-column-properties fo:break-before="auto" style:column-width="82.29mm"/>
    </style:style>
    <style:style style:name="co67" style:family="table-column">
      <style:table-column-properties fo:break-before="auto" style:column-width="20.11mm"/>
    </style:style>
    <style:style style:name="co68" style:family="table-column">
      <style:table-column-properties fo:break-before="auto" style:column-width="12.96mm"/>
    </style:style>
    <style:style style:name="co69" style:family="table-column">
      <style:table-column-properties fo:break-before="auto" style:column-width="21.17mm"/>
    </style:style>
    <style:style style:name="co70" style:family="table-column">
      <style:table-column-properties fo:break-before="auto" style:column-width="72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/>
    </style:style>
    <style:style style:name="ce42" style:family="table-cell" style:parent-style-name="Default" style:data-style-name="N41">
      <style:table-cell-properties fo:border="0.06pt solid #000000"/>
    </style:style>
    <style:style style:name="ce4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7" style:family="table-cell" style:parent-style-name="Default" style:data-style-name="N100"/>
    <style:style style:name="ce52" style:family="table-cell" style:parent-style-name="Default" style:data-style-name="N41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41">
      <style:table-cell-properties fo:border="none"/>
    </style:style>
    <style:style style:name="ce53" style:family="table-cell" style:parent-style-name="Default" style:data-style-name="N0">
      <style:table-cell-properties fo:border="none"/>
    </style:style>
    <style:style style:name="ce6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37">
      <style:table-cell-properties fo:border="0.06pt solid #000000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8" style:family="table-cell" style:parent-style-name="Default" style:data-style-name="N0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0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8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6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9" style:family="table-cell" style:parent-style-name="Default" style:data-style-name="N36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1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0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7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6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6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6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7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8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6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</style:style>
    <style:style style:name="ce7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10]))))" style:apply-style-name="cf1" style:base-cell-address="Übersicht.H10"/>
      <style:map style:condition="is-true-formula(NOT(ISERROR(SEARCH(&quot;blau&quot;;[.H10]))))" style:apply-style-name="cf2" style:base-cell-address="Übersicht.H10"/>
      <style:map style:condition="is-true-formula(NOT(ISERROR(SEARCH(&quot;gelb&quot;;[.H10]))))" style:apply-style-name="cf3" style:base-cell-address="Übersicht.H10"/>
      <style:map style:condition="is-true-formula(NOT(ISERROR(SEARCH(&quot;rot&quot;;[.H10]))))" style:apply-style-name="cf4" style:base-cell-address="Übersicht.H10"/>
    </style:style>
    <style:style style:name="ce7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7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73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</style:style>
    <style:style style:name="ce74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10]))))" style:apply-style-name="cf1" style:base-cell-address="Übersicht.I10"/>
      <style:map style:condition="is-true-formula(NOT(ISERROR(SEARCH(&quot;blau&quot;;[.I10]))))" style:apply-style-name="cf2" style:base-cell-address="Übersicht.I10"/>
      <style:map style:condition="is-true-formula(NOT(ISERROR(SEARCH(&quot;gelb&quot;;[.I10]))))" style:apply-style-name="cf3" style:base-cell-address="Übersicht.I10"/>
      <style:map style:condition="is-true-formula(NOT(ISERROR(SEARCH(&quot;rot&quot;;[.I10]))))" style:apply-style-name="cf4" style:base-cell-address="Übersicht.I10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Spielzeit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Spielzeit(in min)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2" table:formula="of:=[.L3]" office:value-type="time" office:time-value="PT09H00M00S" calcext:value-type="time">
            <text:p>09:00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0]" office:value-type="string" office:string-value="A" calcext:value-type="string">
            <text:p>A</text:p>
          </table:table-cell>
          <table:table-cell table:formula="of:=[.C11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5]+[.F13]+[.F14]" office:value-type="time" office:time-value="PT09H15M00S" calcext:value-type="time">
            <text:p>09:15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0]" office:value-type="string" office:string-value="A" calcext:value-type="string">
            <text:p>A</text:p>
          </table:table-cell>
          <table:table-cell table:formula="of:=[.C12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6]+[.F13]+[.F14]" office:value-type="time" office:time-value="PT09H30M00S" calcext:value-type="time">
            <text:p>09:30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2]" office:value-type="string" office:string-value="C" calcext:value-type="string">
            <text:p>C</text:p>
          </table:table-cell>
          <table:table-cell table:formula="of:=[.C11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7]+[.F13]+[.F14]" office:value-type="time" office:time-value="PT09H45M00S" calcext:value-type="time">
            <text:p>09:45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1]" office:value-type="string" office:string-value="B" calcext:value-type="string">
            <text:p>B</text:p>
          </table:table-cell>
          <table:table-cell table:formula="of:=[.C10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8]+[.F13]+[.F14]" office:value-type="time" office:time-value="PT10H00M00S" calcext:value-type="time">
            <text:p>10:00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2]" office:value-type="string" office:string-value="C" calcext:value-type="string">
            <text:p>C</text:p>
          </table:table-cell>
          <table:table-cell table:formula="of:=[.C10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9]+[.F13]+[.F14]" office:value-type="time" office:time-value="PT10H15M00S" calcext:value-type="time">
            <text:p>10:15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1]" office:value-type="string" office:string-value="B" calcext:value-type="string">
            <text:p>B</text:p>
          </table:table-cell>
          <table:table-cell table:formula="of:=[.C12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2" table:formula="of:=[.I13]" office:value-type="time" office:time-value="PT09H00M00S" calcext:value-type="time">
            <text:p>09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A" calcext:value-type="string">
            <text:p>A</text:p>
          </table:table-cell>
          <table:table-cell table:formula="of:=[.$C$10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Feld 1</text:p>
          </table:table-cell>
          <table:table-cell table:number-columns-repeated="1015"/>
        </table:table-row>
        <table:table-row table:style-name="ro1">
          <table:table-cell table:style-name="ce2" table:formula="of:=[.I13]" office:value-type="time" office:time-value="PT09H00M00S" calcext:value-type="time">
            <text:p>09:00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1]" office:value-type="string" office:string-value="C" calcext:value-type="string">
            <text:p>C</text:p>
          </table:table-cell>
          <table:table-cell table:formula="of:=[.$C$12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Feld 2</text:p>
          </table:table-cell>
          <table:table-cell table:number-columns-repeated="1015"/>
        </table:table-row>
        <table:table-row table:style-name="ro1">
          <table:table-cell table:style-name="ce2" table:formula="of:=[.A16]+[.$F$13]+[.$F$14]" office:value-type="time" office:time-value="PT09H15M00S" calcext:value-type="time">
            <text:p>09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2]" office:value-type="string" office:string-value="D" calcext:value-type="string">
            <text:p>D</text:p>
          </table:table-cell>
          <table:table-cell table:formula="of:=[.$C$9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6]+[.$F$13]+[.$F$14]" office:value-type="time" office:time-value="PT09H15M00S" calcext:value-type="time">
            <text:p>09:15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0]" office:value-type="string" office:string-value="B" calcext:value-type="string">
            <text:p>B</text:p>
          </table:table-cell>
          <table:table-cell table:formula="of:=[.$C$11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8]+[.$F$13]+[.$F$14]" office:value-type="time" office:time-value="PT09H30M00S" calcext:value-type="time">
            <text:p>09:3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1]" office:value-type="string" office:string-value="C" calcext:value-type="string">
            <text:p>C</text:p>
          </table:table-cell>
          <table:table-cell table:formula="of:=[.$C$9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8]+[.$F$13]+[.$F$14]" office:value-type="time" office:time-value="PT09H30M00S" calcext:value-type="time">
            <text:p>09:30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0]" office:value-type="string" office:string-value="B" calcext:value-type="string">
            <text:p>B</text:p>
          </table:table-cell>
          <table:table-cell table:formula="of:=[.$C$12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0]+[.$F$13]+[.$F$14]" office:value-type="time" office:time-value="PT09H45M00S" calcext:value-type="time">
            <text:p>09:4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B" calcext:value-type="string">
            <text:p>B</text:p>
          </table:table-cell>
          <table:table-cell table:formula="of:=[.$C$9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20]+[.$F$13]+[.$F$14]" office:value-type="time" office:time-value="PT09H45M00S" calcext:value-type="time">
            <text:p>09:45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2]" office:value-type="string" office:string-value="D" calcext:value-type="string">
            <text:p>D</text:p>
          </table:table-cell>
          <table:table-cell table:formula="of:=[.$C$11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2]+[.$F$13]+[.$F$14]" office:value-type="time" office:time-value="PT10H00M00S" calcext:value-type="time">
            <text:p>10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A" calcext:value-type="string">
            <text:p>A</text:p>
          </table:table-cell>
          <table:table-cell table:formula="of:=[.$C$12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2]+[.$F$13]+[.$F$14]" office:value-type="time" office:time-value="PT10H00M00S" calcext:value-type="time">
            <text:p>10:00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1]" office:value-type="string" office:string-value="C" calcext:value-type="string">
            <text:p>C</text:p>
          </table:table-cell>
          <table:table-cell table:formula="of:=[.$C$10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24]+[.$F$13]+[.$F$14]" office:value-type="time" office:time-value="PT10H15M00S" calcext:value-type="time">
            <text:p>10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A" calcext:value-type="string">
            <text:p>A</text:p>
          </table:table-cell>
          <table:table-cell table:formula="of:=[.$C$11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4]+[.$F$13]+[.$F$14]" office:value-type="time" office:time-value="PT10H15M00S" calcext:value-type="time">
            <text:p>10:15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2]" office:value-type="string" office:string-value="D" calcext:value-type="string">
            <text:p>D</text:p>
          </table:table-cell>
          <table:table-cell table:formula="of:=[.$C$10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2" table:formula="of:=[.I13]" office:value-type="time" office:time-value="PT09H00M00S" calcext:value-type="time">
            <text:p>09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8]" office:value-type="string" office:string-value="A" calcext:value-type="string">
            <text:p>A</text:p>
          </table:table-cell>
          <table:table-cell table:formula="of:=[.$C$9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Feld 1</text:p>
          </table:table-cell>
          <table:table-cell table:number-columns-repeated="1015"/>
        </table:table-row>
        <table:table-row table:style-name="ro1">
          <table:table-cell table:style-name="ce2" table:formula="of:=[.A15]+[.$F$13]+[.$F$14]" office:value-type="time" office:time-value="PT09H15M00S" calcext:value-type="time">
            <text:p>09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C" calcext:value-type="string">
            <text:p>C</text:p>
          </table:table-cell>
          <table:table-cell table:formula="of:=[.$C$11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Feld 2</text:p>
          </table:table-cell>
          <table:table-cell table:number-columns-repeated="1015"/>
        </table:table-row>
        <table:table-row table:style-name="ro1">
          <table:table-cell table:style-name="ce2" table:formula="of:=[.A16]+[.$F$13]+[.$F$14]" office:value-type="time" office:time-value="PT09H30M00S" calcext:value-type="time">
            <text:p>09:3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2]" office:value-type="string" office:string-value="E" calcext:value-type="string">
            <text:p>E</text:p>
          </table:table-cell>
          <table:table-cell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7]+[.$F$13]+[.$F$14]" office:value-type="time" office:time-value="PT09H45M00S" calcext:value-type="time">
            <text:p>09:4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C" calcext:value-type="string">
            <text:p>C</text:p>
          </table:table-cell>
          <table:table-cell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8]+[.$F$13]+[.$F$14]" office:value-type="time" office:time-value="PT10H00M00S" calcext:value-type="time">
            <text:p>10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1]" office:value-type="string" office:string-value="D" calcext:value-type="string">
            <text:p>D</text:p>
          </table:table-cell>
          <table:table-cell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A19]+[.$F$13]+[.$F$14]" office:value-type="time" office:time-value="PT10H15M00S" calcext:value-type="time">
            <text:p>10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C" calcext:value-type="string">
            <text:p>C</text:p>
          </table:table-cell>
          <table:table-cell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20]+[.$F$13]+[.$F$14]" office:value-type="time" office:time-value="PT10H30M00S" calcext:value-type="time">
            <text:p>10:3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B" calcext:value-type="string">
            <text:p>B</text:p>
          </table:table-cell>
          <table:table-cell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1]+[.$F$13]+[.$F$14]" office:value-type="time" office:time-value="PT10H45M00S" calcext:value-type="time">
            <text:p>10:4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2]" office:value-type="string" office:string-value="E" calcext:value-type="string">
            <text:p>E</text:p>
          </table:table-cell>
          <table:table-cell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2]+[.$F$13]+[.$F$14]" office:value-type="time" office:time-value="PT11H00M00S" calcext:value-type="time">
            <text:p>11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8]" office:value-type="string" office:string-value="A" calcext:value-type="string">
            <text:p>A</text:p>
          </table:table-cell>
          <table:table-cell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3]+[.$F$13]+[.$F$14]" office:value-type="time" office:time-value="PT11H15M00S" calcext:value-type="time">
            <text:p>11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B" calcext:value-type="string">
            <text:p>B</text:p>
          </table:table-cell>
          <table:table-cell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39" office:value-type="string" calcext:value-type="string">
            <text:p>Spielpla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table:formula="of:=[.$I$13]" office:value-type="time" office:time-value="PT09H00M00S" calcext:value-type="time">
            <text:p>09:0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28]" office:value-type="time" office:time-value="PT09H00M00S" calcext:value-type="time">
            <text:p>09:0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29]+[.$F$13]+[.$F$14]" office:value-type="time" office:time-value="PT09H15M00S" calcext:value-type="time">
            <text:p>09:1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30]" office:value-type="time" office:time-value="PT09H15M00S" calcext:value-type="time">
            <text:p>09:1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formula="of:=[.$C$10]" office:value-type="string" office:string-value="C" calcext:value-type="string">
            <text:p>C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31]+[.$F$13]+[.$F$14]" office:value-type="time" office:time-value="PT09H30M00S" calcext:value-type="time">
            <text:p>09:3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32]" office:value-type="time" office:time-value="PT09H30M00S" calcext:value-type="time">
            <text:p>09:3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33]+[.$F$13]+[.$F$14]" office:value-type="time" office:time-value="PT09H45M00S" calcext:value-type="time">
            <text:p>09:4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B" calcext:value-type="string">
            <text:p>B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34]" office:value-type="time" office:time-value="PT09H45M00S" calcext:value-type="time">
            <text:p>09:4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35]+[.$F$13]+[.$F$14]" office:value-type="time" office:time-value="PT10H00M00S" calcext:value-type="time">
            <text:p>10:0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formula="of:=[.$C$8]" office:value-type="string" office:string-value="A" calcext:value-type="string">
            <text:p>A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36]" office:value-type="time" office:time-value="PT10H00M00S" calcext:value-type="time">
            <text:p>10:0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37]+[.$F$13]+[.$F$14]" office:value-type="time" office:time-value="PT10H15M00S" calcext:value-type="time">
            <text:p>10:1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38]" office:value-type="time" office:time-value="PT10H15M00S" calcext:value-type="time">
            <text:p>10:1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39]+[.$F$13]+[.$F$14]" office:value-type="time" office:time-value="PT10H30M00S" calcext:value-type="time">
            <text:p>10:3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40]" office:value-type="time" office:time-value="PT10H30M00S" calcext:value-type="time">
            <text:p>10:3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41]+[.$F$13]+[.$F$14]" office:value-type="time" office:time-value="PT10H45M00S" calcext:value-type="time">
            <text:p>10:4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42]" office:value-type="time" office:time-value="PT10H45M00S" calcext:value-type="time">
            <text:p>10:4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43]+[.$F$13]+[.$F$14]" office:value-type="time" office:time-value="PT11H00M00S" calcext:value-type="time">
            <text:p>11:0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44]" office:value-type="time" office:time-value="PT11H00M00S" calcext:value-type="time">
            <text:p>11:0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45]+[.$F$13]+[.$F$14]" office:value-type="time" office:time-value="PT11H15M00S" calcext:value-type="time">
            <text:p>11:1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46]" office:value-type="time" office:time-value="PT11H15M00S" calcext:value-type="time">
            <text:p>11:1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formula="of:=[.$C$12]" office:value-type="string" office:string-value="E" calcext:value-type="string">
            <text:p>E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I20]" office:value-type="string" office:string-value="A" calcext:value-type="string">
            <text:p>A</text:p>
          </table:table-cell>
          <table:table-cell table:style-name="ce41" table:formula="of:=[.$I23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I21]" office:value-type="string" office:string-value="B" calcext:value-type="string">
            <text:p>B</text:p>
          </table:table-cell>
          <table:table-cell table:style-name="ce41" table:formula="of:=[.$I24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I22]" office:value-type="string" office:string-value="C" calcext:value-type="string">
            <text:p>C</text:p>
          </table:table-cell>
          <table:table-cell table:style-name="ce41" table:formula="of:=[.$I25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2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 table:number-columns-repeated="1015"/>
        </table:table-row>
        <table:table-row table:style-name="ro1">
          <table:table-cell table:style-name="ce42" table:formula="of:=[.I13]" office:value-type="time" office:time-value="PT09H00M00S" calcext:value-type="time">
            <text:p>09:0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I13]" office:value-type="time" office:time-value="PT09H00M00S" calcext:value-type="time">
            <text:p>09:00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Feld 1</text:p>
          </table:table-cell>
          <table:table-cell table:number-columns-repeated="1015"/>
        </table:table-row>
        <table:table-row table:style-name="ro1">
          <table:table-cell table:style-name="ce42" table:formula="of:=[.A15]+[.$F$8]+[.$F$9]" office:value-type="time" office:time-value="PT09H15M00S" calcext:value-type="time">
            <text:p>09:1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Feld 2</text:p>
          </table:table-cell>
          <table:table-cell table:number-columns-repeated="1015"/>
        </table:table-row>
        <table:table-row table:style-name="ro1">
          <table:table-cell table:style-name="ce42" table:formula="of:=[.A16]" office:value-type="time" office:time-value="PT09H15M00S" calcext:value-type="time">
            <text:p>09:1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09H30M00S" calcext:value-type="time">
            <text:p>09:3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" office:value-type="time" office:time-value="PT09H30M00S" calcext:value-type="time">
            <text:p>09:30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Name</text:p>
          </table:table-cell>
          <table:table-cell table:number-columns-repeated="1015"/>
        </table:table-row>
        <table:table-row table:style-name="ro1">
          <table:table-cell table:style-name="ce42" table:formula="of:=[.A19]+[.$F$8]+[.$F$9]" office:value-type="time" office:time-value="PT09H45M00S" calcext:value-type="time">
            <text:p>09:4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42" table:formula="of:=[.A20]" office:value-type="time" office:time-value="PT09H45M00S" calcext:value-type="time">
            <text:p>09:4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42" table:formula="of:=[.A21]+[.$F$8]+[.$F$9]" office:value-type="time" office:time-value="PT10H00M00S" calcext:value-type="time">
            <text:p>10:0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42" table:formula="of:=[.A22]" office:value-type="time" office:time-value="PT10H00M00S" calcext:value-type="time">
            <text:p>10:00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style-name="ce42" table:formula="of:=[.A23]+[.$F$8]+[.$F$9]" office:value-type="time" office:time-value="PT10H15M00S" calcext:value-type="time">
            <text:p>10:1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table:style-name="ce42" table:formula="of:=[.A24]" office:value-type="time" office:time-value="PT10H15M00S" calcext:value-type="time">
            <text:p>10:1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*2" office:value-type="time" office:time-value="PT10H35M00S" calcext:value-type="time">
            <text:p>10:3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9]" office:value-type="string" office:string-value="a1" calcext:value-type="string">
            <text:p>a1</text:p>
          </table:table-cell>
          <table:table-cell table:style-name="ce12" table:formula="of:=[.$J$30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" office:value-type="time" office:time-value="PT10H35M00S" calcext:value-type="time">
            <text:p>10:3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J$29]" office:value-type="string" office:string-value="b1" calcext:value-type="string">
            <text:p>b1</text:p>
          </table:table-cell>
          <table:table-cell table:style-name="ce12" table:formula="of:=[.$I$30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4"/>
        </table:table-row>
        <table:table-row table:style-name="ro1">
          <table:table-cell table:style-name="ce42" table:formula="of:=[.A28]+[.$F$8]+[.$F$9]" office:value-type="time" office:time-value="PT10H50M00S" calcext:value-type="time">
            <text:p>10:5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31]" office:value-type="string" office:string-value="a3" calcext:value-type="string">
            <text:p>a3</text:p>
          </table:table-cell>
          <table:table-cell table:style-name="ce12" table:formula="of:=[.$J$31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4"/>
        </table:table-row>
        <table:table-row table:style-name="ro1">
          <table:table-cell table:style-name="ce42" table:formula="of:=[.A29]+[.$F$8]+[.$F$9]" office:value-type="time" office:time-value="PT11H05M00S" calcext:value-type="time">
            <text:p>11:0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4"/>
        </table:table-row>
        <table:table-row table:style-name="ro1">
          <table:table-cell table:style-name="ce42" table:formula="of:=[.A30]+[.$F$8]+[.$F$9]" office:value-type="time" office:time-value="PT11H20M00S" calcext:value-type="time">
            <text:p>11:2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+[.$F$9]*2" office:value-type="time" office:time-value="PT10H35M00S" calcext:value-type="time">
            <text:p>10:3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31]" office:value-type="string" office:string-value="a3" calcext:value-type="string">
            <text:p>a3</text:p>
          </table:table-cell>
          <table:table-cell table:style-name="ce12" table:formula="of:=[.$J$31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0H50M00S" calcext:value-type="time">
            <text:p>10:5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30]" office:value-type="string" office:string-value="a2" calcext:value-type="string">
            <text:p>a2</text:p>
          </table:table-cell>
          <table:table-cell table:style-name="ce12" table:formula="of:=[.$J$30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05M00S" calcext:value-type="time">
            <text:p>11:0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29]" office:value-type="string" office:string-value="a1" calcext:value-type="string">
            <text:p>a1</text:p>
          </table:table-cell>
          <table:table-cell table:style-name="ce12" table:formula="of:=[.$J$29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1]" office:value-type="string" office:string-value="A" calcext:value-type="string">
            <text:p>A</text:p>
          </table:table-cell>
          <table:table-cell table:style-name="Default" table:formula="of:=[.$K25]" office:value-type="string" office:string-value="E" calcext:value-type="string">
            <text:p>E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2]" office:value-type="string" office:string-value="B" calcext:value-type="string">
            <text:p>B</text:p>
          </table:table-cell>
          <table:table-cell table:style-name="Default" table:formula="of:=[.$K26]" office:value-type="string" office:string-value="F" calcext:value-type="string">
            <text:p>F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3]" office:value-type="string" office:string-value="C" calcext:value-type="string">
            <text:p>C</text:p>
          </table:table-cell>
          <table:table-cell table:style-name="Default" table:formula="of:=[.$K27]" office:value-type="string" office:string-value="G" calcext:value-type="string">
            <text:p>G</text:p>
          </table:table-cell>
          <table:table-cell office:value-type="string" calcext:value-type="string">
            <text:p>Spielzeit3</text:p>
          </table:table-cell>
          <table:table-cell table:style-name="ce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Default" table:formula="of:=[.$K24]" office:value-type="string" office:string-value="D" calcext:value-type="string">
            <text:p>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4"/>
          <table:table-cell office:value-type="string" calcext:value-type="string">
            <text:p>Startzei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table:style-name="Default" office:value-type="string" calcext:value-type="string">
            <text:p>Spielzeit</text:p>
          </table:table-cell>
          <table:table-cell table:number-columns-repeated="5"/>
          <table:table-cell table:style-name="ce2" office:value-type="time" office:time-value="PT09H00M00S" calcext:value-type="time">
            <text:p>09:00:00</text:p>
          </table:table-cell>
          <table:table-cell table:number-columns-repeated="1013"/>
        </table:table-row>
        <table:table-row table:style-name="ro1">
          <table:table-cell table:style-name="ce2" table:formula="of:=[.K13]" office:value-type="time" office:time-value="PT09H00M00S" calcext:value-type="time">
            <text:p>09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2]" office:value-type="string" office:string-value="B" calcext:value-type="string">
            <text:p>B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14]+[.$F$8]+[.$F$9]" office:value-type="time" office:time-value="PT09H15M00S" calcext:value-type="time">
            <text:p>09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5"/>
          <table:table-cell office:value-type="string" calcext:value-type="string">
            <text:p>Feld 1</text:p>
          </table:table-cell>
          <table:table-cell table:number-columns-repeated="1013"/>
        </table:table-row>
        <table:table-row table:style-name="ro1">
          <table:table-cell table:style-name="ce2" table:formula="of:=[.A15]+[.$F$8]+[.$F$9]" office:value-type="time" office:time-value="PT09H30M00S" calcext:value-type="time">
            <text:p>09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5"/>
          <table:table-cell office:value-type="string" calcext:value-type="string">
            <text:p>Feld 2</text:p>
          </table:table-cell>
          <table:table-cell table:number-columns-repeated="1013"/>
        </table:table-row>
        <table:table-row table:style-name="ro1">
          <table:table-cell table:style-name="ce2" table:formula="of:=[.A16]+[.$F$8]+[.$F$9]" office:value-type="time" office:time-value="PT09H45M00S" calcext:value-type="time">
            <text:p>09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3]" office:value-type="string" office:string-value="C" calcext:value-type="string">
            <text:p>C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17]+[.$F$8]+[.$F$9]" office:value-type="time" office:time-value="PT10H00M00S" calcext:value-type="time">
            <text:p>10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18]+[.$F$8]+[.$F$9]" office:value-type="time" office:time-value="PT10H15M00S" calcext:value-type="time">
            <text:p>10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K13]" office:value-type="time" office:time-value="PT09H00M00S" calcext:value-type="time">
            <text:p>09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6]" office:value-type="string" office:string-value="F" calcext:value-type="string">
            <text:p>F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table:number-columns-repeated="1013"/>
        </table:table-row>
        <table:table-row table:style-name="ro1">
          <table:table-cell table:style-name="ce2" table:formula="of:=[.A20]+[.$F$10]+[.$F$9]" office:value-type="time" office:time-value="PT09H20M00S" calcext:value-type="time">
            <text:p>09:2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7]" office:value-type="string" office:string-value="G" calcext:value-type="string">
            <text:p>G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style-name="ce2" table:formula="of:=[.A21]+[.$F$10]+[.$F$9]" office:value-type="time" office:time-value="PT09H40M00S" calcext:value-type="time">
            <text:p>09:4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5]" office:value-type="string" office:string-value="E" calcext:value-type="string">
            <text:p>E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table:style-name="ce2" table:formula="of:=[.A22]+[.$F$10]+[.$F$9]" office:value-type="time" office:time-value="PT10H00M00S" calcext:value-type="time">
            <text:p>10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5]" office:value-type="string" office:string-value="E" calcext:value-type="string">
            <text:p>E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style-name="ce2" table:formula="of:=[.A23]+[.$F$10]+[.$F$9]" office:value-type="time" office:time-value="PT10H20M00S" calcext:value-type="time">
            <text:p>10:2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6]" office:value-type="string" office:string-value="F" calcext:value-type="string">
            <text:p>F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2" table:formula="of:=[.A24]+[.$F$10]+[.$F$9]" office:value-type="time" office:time-value="PT10H40M00S" calcext:value-type="time">
            <text:p>10:4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7]" office:value-type="string" office:string-value="G" calcext:value-type="string">
            <text:p>G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style-name="ce2" table:formula="of:=[.$A$25]+[.$F$8]*2" office:value-type="time" office:time-value="PT11H00M00S" calcext:value-type="time">
            <text:p>11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5"/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style-name="ce2" table:formula="of:=[.A27]+[.$F$9]+[.$F$8]" office:value-type="time" office:time-value="PT11H15M00S" calcext:value-type="time">
            <text:p>11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28]+[.$F$8]+[.$F$9]" office:value-type="time" office:time-value="PT11H30M00S" calcext:value-type="time">
            <text:p>11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1]" office:value-type="string" office:string-value="a2" calcext:value-type="string">
            <text:p>a2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1013"/>
        </table:table-row>
        <table:table-row table:style-name="ro1">
          <table:table-cell table:style-name="ce2" table:formula="of:=[.A29]+[.$F$8]+[.$F$9]" office:value-type="time" office:time-value="PT11H45M00S" calcext:value-type="time">
            <text:p>11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2" table:formula="of:=[.A30]+[.$F$8]+[.$F$9]" office:value-type="time" office:time-value="PT12H00M00S" calcext:value-type="time">
            <text:p>12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0]" office:value-type="string" office:string-value="a1" calcext:value-type="string">
            <text:p>a1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1014"/>
        </table:table-row>
        <table:table-row table:style-name="ro1">
          <table:table-cell table:style-name="ce2" table:formula="of:=[.A25]+[.$F$8]*2" office:value-type="time" office:time-value="PT11H00M00S" calcext:value-type="time">
            <text:p>11:00:00</text:p>
          </table:table-cell>
          <table:table-cell table:formula="of:=[.K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4]+[.$F$8]+[.$F$9]" office:value-type="time" office:time-value="PT11H15M00S" calcext:value-type="time">
            <text:p>11:15:00</text:p>
          </table:table-cell>
          <table:table-cell table:formula="of:=[.K16]" office:value-type="string" office:string-value="Feld 2" calcext:value-type="string">
            <text:p>Feld 2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1]" office:value-type="string" office:string-value="a2" calcext:value-type="string">
            <text:p>a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5]" office:value-type="time" office:time-value="PT11H15M00S" calcext:value-type="time">
            <text:p>11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J$30]" office:value-type="string" office:string-value="a1" calcext:value-type="string">
            <text:p>a1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6]+[.$F$9]+[.$F$8]" office:value-type="time" office:time-value="PT11H30M00S" calcext:value-type="time">
            <text:p>11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7]+[.$F$8]+[.$F$9]" office:value-type="time" office:time-value="PT11H45M00S" calcext:value-type="time">
            <text:p>11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8]+[.$F$8]+[.$F$9]" office:value-type="time" office:time-value="PT12H00M00S" calcext:value-type="time">
            <text:p>12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9]+[.$F$8]+[.$F$9]" office:value-type="time" office:time-value="PT12H15M00S" calcext:value-type="time">
            <text:p>12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table:formula="of:=[.$K$13]" office:value-type="time" office:time-value="PT09H00M00S" calcext:value-type="time">
            <text:p>09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2]" office:value-type="string" office:string-value="B" calcext:value-type="string">
            <text:p>B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4]+[.$F$8]+[.$F$9]" office:value-type="time" office:time-value="PT09H15M00S" calcext:value-type="time">
            <text:p>09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5]+[.$F$8]+[.$F$9]" office:value-type="time" office:time-value="PT09H30M00S" calcext:value-type="time">
            <text:p>09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6]+[.$F$8]+[.$F$9]" office:value-type="time" office:time-value="PT09H45M00S" calcext:value-type="time">
            <text:p>09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3]" office:value-type="string" office:string-value="C" calcext:value-type="string">
            <text:p>C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7]+[.$F$8]+[.$F$9]" office:value-type="time" office:time-value="PT10H00M00S" calcext:value-type="time">
            <text:p>10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8]+[.$F$8]+[.$F$9]" office:value-type="time" office:time-value="PT10H15M00S" calcext:value-type="time">
            <text:p>10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K13]" office:value-type="time" office:time-value="PT09H00M00S" calcext:value-type="time">
            <text:p>09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6]" office:value-type="string" office:string-value="F" calcext:value-type="string">
            <text:p>F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table:style-name="ce2" table:formula="of:=[.A50]+[.$F$10]+[.$F$9]*2" office:value-type="time" office:time-value="PT09H25M00S" calcext:value-type="time">
            <text:p>09:2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7]" office:value-type="string" office:string-value="G" calcext:value-type="string">
            <text:p>G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table:style-name="ce2" table:formula="of:=[.A51]+[.$F$10]+[.$F$9]*2" office:value-type="time" office:time-value="PT09H50M00S" calcext:value-type="time">
            <text:p>09:5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5]" office:value-type="string" office:string-value="E" calcext:value-type="string">
            <text:p>E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table:formula="of:=[.A49]+[.$F$8]*2" office:value-type="time" office:time-value="PT10H35M00S" calcext:value-type="time">
            <text:p>10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4]+[.$F$8]+[.$F$9]" office:value-type="time" office:time-value="PT10H50M00S" calcext:value-type="time">
            <text:p>10:5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1]" office:value-type="string" office:string-value="a2" calcext:value-type="string">
            <text:p>a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5]" office:value-type="time" office:time-value="PT10H50M00S" calcext:value-type="time">
            <text:p>10:5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J$30]" office:value-type="string" office:string-value="a1" calcext:value-type="string">
            <text:p>a1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6]+[.$F$9]+[.$F$8]" office:value-type="time" office:time-value="PT11H05M00S" calcext:value-type="time">
            <text:p>11:0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7]+[.$F$8]+[.$F$9]" office:value-type="time" office:time-value="PT11H20M00S" calcext:value-type="time">
            <text:p>11:2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Verliierer Halbfinale1</text:p>
          </table:table-cell>
          <table:table-cell office:value-type="string" calcext:value-type="string">
            <text:p>Verlier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8]+[.$F$8]+[.$F$9]" office:value-type="time" office:time-value="PT11H35M00S" calcext:value-type="time">
            <text:p>11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9]+[.$F$8]+[.$F$9]" office:value-type="time" office:time-value="PT11H50M00S" calcext:value-type="time">
            <text:p>11:5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2" table:formula="of:=[.$A$49]+[.$F$8]*2" office:value-type="time" office:time-value="PT10H35M00S" calcext:value-type="time">
            <text:p>10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3]+[.$F$9]+[.$F$8]" office:value-type="time" office:time-value="PT10H50M00S" calcext:value-type="time">
            <text:p>10:5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4]+[.$F$8]+[.$F$9]" office:value-type="time" office:time-value="PT11H05M00S" calcext:value-type="time">
            <text:p>11:0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1]" office:value-type="string" office:string-value="a2" calcext:value-type="string">
            <text:p>a2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5]+[.$F$8]+[.$F$9]" office:value-type="time" office:time-value="PT11H20M00S" calcext:value-type="time">
            <text:p>11:2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6]+[.$F$8]+[.$F$9]" office:value-type="time" office:time-value="PT11H35M00S" calcext:value-type="time">
            <text:p>11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0]" office:value-type="string" office:string-value="a1" calcext:value-type="string">
            <text:p>a1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1021"/>
        </table:table-row>
        <table:table-row table:style-name="ro1">
          <table:table-cell table:style-name="ce2" table:formula="of:=[.$K$13]" office:value-type="time" office:time-value="PT09H00M00S" calcext:value-type="time">
            <text:p>09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2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71]" office:value-type="time" office:time-value="PT09H00M00S" calcext:value-type="time">
            <text:p>09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4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71]+[.$F$8]+[.$F$9]" office:value-type="time" office:time-value="PT09H15M00S" calcext:value-type="time">
            <text:p>09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6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2" table:formula="of:=[.$A73]" office:value-type="time" office:time-value="PT09H15M00S" calcext:value-type="time">
            <text:p>09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1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73]+[.$F$8]+[.$F$9]" office:value-type="time" office:time-value="PT09H30M00S" calcext:value-type="time">
            <text:p>09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3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75]" office:value-type="time" office:time-value="PT09H30M00S" calcext:value-type="time">
            <text:p>09:3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5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75]+[.$F$8]+[.$F$9]" office:value-type="time" office:time-value="PT09H45M00S" calcext:value-type="time">
            <text:p>09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1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77]" office:value-type="time" office:time-value="PT09H45M00S" calcext:value-type="time">
            <text:p>09:4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7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$A77]+[.$F$8]+[.$F$9]" office:value-type="time" office:time-value="PT10H00M00S" calcext:value-type="time">
            <text:p>10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6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2" table:formula="of:=[.$A79]" office:value-type="time" office:time-value="PT10H00M00S" calcext:value-type="time">
            <text:p>10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3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79]+[.$F$8]+[.$F$9]" office:value-type="time" office:time-value="PT10H15M00S" calcext:value-type="time">
            <text:p>10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7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$A81]" office:value-type="time" office:time-value="PT10H15M00S" calcext:value-type="time">
            <text:p>10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4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81]+[.$F$8]+[.$F$9]" office:value-type="time" office:time-value="PT10H30M00S" calcext:value-type="time">
            <text:p>10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5]" office:value-type="string" office:string-value="E" calcext:value-type="string">
            <text:p>E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table:formula="of:=[.$A83]" office:value-type="time" office:time-value="PT10H30M00S" calcext:value-type="time">
            <text:p>10:3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6]" office:value-type="string" office:string-value="F" calcext:value-type="string">
            <text:p>F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table:formula="of:=[.$A83]+[.$F$8]+[.$F$9]" office:value-type="time" office:time-value="PT10H45M00S" calcext:value-type="time">
            <text:p>10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2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85]" office:value-type="time" office:time-value="PT10H45M00S" calcext:value-type="time">
            <text:p>10:4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1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85]+[.$F$8]+[.$F$9]" office:value-type="time" office:time-value="PT11H00M00S" calcext:value-type="time">
            <text:p>11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4]" office:value-type="string" office:string-value="D" calcext:value-type="string">
            <text:p>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2" table:formula="of:=[.$A87]" office:value-type="time" office:time-value="PT11H00M00S" calcext:value-type="time">
            <text:p>11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7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$A87]+[.$F$8]+[.$F$9]" office:value-type="time" office:time-value="PT11H15M00S" calcext:value-type="time">
            <text:p>11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style-name="Default" table:formula="of:=[.$K$21]" office:value-type="string" office:string-value="A" calcext:value-type="string">
            <text:p>A</text:p>
          </table:table-cell>
          <table:table-cell table:style-name="Default" table:formula="of:=[.$K$25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89]" office:value-type="time" office:time-value="PT11H15M00S" calcext:value-type="time">
            <text:p>11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3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89]+[.$F$8]+[.$F$9]" office:value-type="time" office:time-value="PT11H30M00S" calcext:value-type="time">
            <text:p>11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2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Spielzeit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/>
          <table:table-cell table:style-name="Default"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4]" office:value-type="string" office:string-value="A" calcext:value-type="string">
            <text:p>A</text:p>
          </table:table-cell>
          <table:table-cell table:style-name="Default" table:formula="of:=[.$K28]" office:value-type="string" office:string-value="E" calcext:value-type="string">
            <text:p>E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5]" office:value-type="string" office:string-value="B" calcext:value-type="string">
            <text:p>B</text:p>
          </table:table-cell>
          <table:table-cell table:style-name="Default" table:formula="of:=[.$K29]" office:value-type="string" office:string-value="F" calcext:value-type="string">
            <text:p>F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Default" table:formula="of:=[.$K26]" office:value-type="string" office:string-value="C" calcext:value-type="string">
            <text:p>C</text:p>
          </table:table-cell>
          <table:table-cell table:style-name="Default" table:formula="of:=[.$K30]" office:value-type="string" office:string-value="G" calcext:value-type="string">
            <text:p>G</text:p>
          </table:table-cell>
          <table:table-cell table:style-name="Default"/>
          <table:table-cell table:number-columns-repeated="7"/>
          <table:table-cell table:style-name="ce2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Default" table:formula="of:=[.$K27]" office:value-type="string" office:string-value="D" calcext:value-type="string">
            <text:p>D</text:p>
          </table:table-cell>
          <table:table-cell table:style-name="Default" table:formula="of:=[.$K31]" office:value-type="string" office:string-value="H" calcext:value-type="string">
            <text:p>H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7"/>
          <table:table-cell office:value-type="string" calcext:value-type="string">
            <text:p>Feld 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eld 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1021"/>
        </table:table-row>
        <table:table-row table:style-name="ro1">
          <table:table-cell table:style-name="ce2" table:formula="of:=[.$M$10]" office:value-type="time" office:time-value="PT09H00M00S" calcext:value-type="time">
            <text:p>09:0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4]" office:value-type="string" office:string-value="A" calcext:value-type="string">
            <text:p>A</text:p>
          </table:table-cell>
          <table:table-cell table:formula="of:=[.$K$25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M$10]" office:value-type="time" office:time-value="PT09H00M00S" calcext:value-type="time">
            <text:p>09:0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6]" office:value-type="string" office:string-value="C" calcext:value-type="string">
            <text:p>C</text:p>
          </table:table-cell>
          <table:table-cell table:formula="of:=[.$K$27]" office:value-type="string" office:string-value="D" calcext:value-type="string">
            <text:p>D</text:p>
          </table:table-cell>
          <table:table-cell table:number-columns-repeated="5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3"/>
        </table:table-row>
        <table:table-row table:style-name="ro1">
          <table:table-cell table:style-name="ce2" table:formula="of:=[.A16]+[.$F$8]+[.$F$9]" office:value-type="time" office:time-value="PT09H15M00S" calcext:value-type="time">
            <text:p>09:1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8]" office:value-type="string" office:string-value="E" calcext:value-type="string">
            <text:p>E</text:p>
          </table:table-cell>
          <table:table-cell table:formula="of:=[.$K$29]" office:value-type="string" office:string-value="F" calcext:value-type="string">
            <text:p>F</text:p>
          </table:table-cell>
          <table:table-cell table:style-name="Default"/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2" table:formula="of:=[.A16]+[.$F$8]+[.$F$9]" office:value-type="time" office:time-value="PT09H15M00S" calcext:value-type="time">
            <text:p>09:1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30]" office:value-type="string" office:string-value="G" calcext:value-type="string">
            <text:p>G</text:p>
          </table:table-cell>
          <table:table-cell table:formula="of:=[.$K$31]" office:value-type="string" office:string-value="H" calcext:value-type="string">
            <text:p>H</text:p>
          </table:table-cell>
          <table:table-cell table:number-columns-repeated="5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style-name="ce2" table:formula="of:=[.A18]+[.$F$8]+[.$F$9]" office:value-type="time" office:time-value="PT09H30M00S" calcext:value-type="time">
            <text:p>09:3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7]" office:value-type="string" office:string-value="D" calcext:value-type="string">
            <text:p>D</text:p>
          </table:table-cell>
          <table:table-cell table:formula="of:=[.$K$24]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style-name="ce2" table:formula="of:=[.A18]+[.$F$8]+[.$F$9]" office:value-type="time" office:time-value="PT09H30M00S" calcext:value-type="time">
            <text:p>09:3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5]" office:value-type="string" office:string-value="B" calcext:value-type="string">
            <text:p>B</text:p>
          </table:table-cell>
          <table:table-cell table:formula="of:=[.$K$26]" office:value-type="string" office:string-value="C" calcext:value-type="string">
            <text:p>C</text:p>
          </table:table-cell>
          <table:table-cell table:number-columns-repeated="5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3"/>
        </table:table-row>
        <table:table-row table:style-name="ro1">
          <table:table-cell table:style-name="ce2" table:formula="of:=[.A20]+[.$F$8]+[.$F$9]" office:value-type="time" office:time-value="PT09H45M00S" calcext:value-type="time">
            <text:p>09:4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31]" office:value-type="string" office:string-value="H" calcext:value-type="string">
            <text:p>H</text:p>
          </table:table-cell>
          <table:table-cell table:formula="of:=[.$K$28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[.A20]+[.$F$8]+[.$F$9]" office:value-type="time" office:time-value="PT09H45M00S" calcext:value-type="time">
            <text:p>09:4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9]" office:value-type="string" office:string-value="F" calcext:value-type="string">
            <text:p>F</text:p>
          </table:table-cell>
          <table:table-cell table:formula="of:=[.$K$30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A22]+[.$F$8]+[.$F$9]" office:value-type="time" office:time-value="PT10H00M00S" calcext:value-type="time">
            <text:p>10:0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6]" office:value-type="string" office:string-value="C" calcext:value-type="string">
            <text:p>C</text:p>
          </table:table-cell>
          <table:table-cell table:formula="of:=[.$K$24]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ame</text:p>
          </table:table-cell>
          <table:table-cell table:number-columns-repeated="1013"/>
        </table:table-row>
        <table:table-row table:style-name="ro1">
          <table:table-cell table:style-name="ce2" table:formula="of:=[.A22]+[.$F$8]+[.$F$9]" office:value-type="time" office:time-value="PT10H00M00S" calcext:value-type="time">
            <text:p>10:0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5]" office:value-type="string" office:string-value="B" calcext:value-type="string">
            <text:p>B</text:p>
          </table:table-cell>
          <table:table-cell table:formula="of:=[.$K$27]" office:value-type="string" office:string-value="D" calcext:value-type="string">
            <text:p>D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style-name="ce2" table:formula="of:=[.A24]+[.$F$8]+[.$F$9]" office:value-type="time" office:time-value="PT10H15M00S" calcext:value-type="time">
            <text:p>10:1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30]" office:value-type="string" office:string-value="G" calcext:value-type="string">
            <text:p>G</text:p>
          </table:table-cell>
          <table:table-cell table:formula="of:=[.$K$28]" office:value-type="string" office:string-value="E" calcext:value-type="string">
            <text:p>E</text:p>
          </table:table-cell>
          <table:table-cell table:style-name="Default"/>
          <table:table-cell table:number-columns-repeated="5"/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table:style-name="ce2" table:formula="of:=[.A24]+[.$F$8]+[.$F$9]" office:value-type="time" office:time-value="PT10H15M00S" calcext:value-type="time">
            <text:p>10:1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9]" office:value-type="string" office:string-value="F" calcext:value-type="string">
            <text:p>F</text:p>
          </table:table-cell>
          <table:table-cell table:formula="of:=[.$K$31]" office:value-type="string" office:string-value="H" calcext:value-type="string">
            <text:p>H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2" table:formula="of:=[.$A$26]+[.$F$8]*2" office:value-type="time" office:time-value="PT10H35M00S" calcext:value-type="time">
            <text:p>10:3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20]" office:value-type="string" office:string-value="a4" calcext:value-type="string">
            <text:p>a4</text:p>
          </table:table-cell>
          <table:table-cell table:formula="of:=[.$K$20]" office:value-type="string" office:string-value="b4" calcext:value-type="string">
            <text:p>b4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1013"/>
        </table:table-row>
        <table:table-row table:style-name="ro1">
          <table:table-cell table:style-name="ce2" table:formula="of:=[.A28]" office:value-type="time" office:time-value="PT10H35M00S" calcext:value-type="time">
            <text:p>10:3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19]" office:value-type="string" office:string-value="b3" calcext:value-type="string">
            <text:p>b3</text:p>
          </table:table-cell>
          <table:table-cell table:formula="of:=[.$J$19]" office:value-type="string" office:string-value="a3" calcext:value-type="string">
            <text:p>a3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style-name="ce2" table:formula="of:=[.A29]+[.$F$8]+[.$F$9]" office:value-type="time" office:time-value="PT10H50M00S" calcext:value-type="time">
            <text:p>10:5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18]" office:value-type="string" office:string-value="a2" calcext:value-type="string">
            <text:p>a2</text:p>
          </table:table-cell>
          <table:table-cell table:formula="of:=[.$K$18]" office:value-type="string" office:string-value="b2" calcext:value-type="string">
            <text:p>b2</text:p>
          </table:table-cell>
          <table:table-cell table:number-columns-repeated="6"/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style-name="ce2" table:formula="of:=[.A30]" office:value-type="time" office:time-value="PT10H50M00S" calcext:value-type="time">
            <text:p>10:5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17]" office:value-type="string" office:string-value="b1" calcext:value-type="string">
            <text:p>b1</text:p>
          </table:table-cell>
          <table:table-cell table:formula="of:=[.$J$17]" office:value-type="string" office:string-value="a1" calcext:value-type="string">
            <text:p>a1</text:p>
          </table:table-cell>
          <table:table-cell table:number-columns-repeated="6"/>
          <table:table-cell office:value-type="string" calcext:value-type="string">
            <text:p>H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.A26]+[.$F$8]*2" office:value-type="time" office:time-value="PT10H35M00S" calcext:value-type="time">
            <text:p>10:3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17]" office:value-type="string" office:string-value="a1" calcext:value-type="string">
            <text:p>a1</text:p>
          </table:table-cell>
          <table:table-cell table:formula="of:=[.$K$18]" office:value-type="string" office:string-value="b2" calcext:value-type="string">
            <text:p>b2</text:p>
          </table:table-cell>
          <table:table-cell table:number-columns-repeated="1020"/>
        </table:table-row>
        <table:table-row table:style-name="ro1">
          <table:table-cell table:style-name="ce2" table:formula="of:=[.A35]" office:value-type="time" office:time-value="PT10H35M00S" calcext:value-type="time">
            <text:p>10:3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17]" office:value-type="string" office:string-value="b1" calcext:value-type="string">
            <text:p>b1</text:p>
          </table:table-cell>
          <table:table-cell table:formula="of:=[.$J$18]" office:value-type="string" office:string-value="a2" calcext:value-type="string">
            <text:p>a2</text:p>
          </table:table-cell>
          <table:table-cell table:number-columns-repeated="1020"/>
        </table:table-row>
        <table:table-row table:style-name="ro1">
          <table:table-cell table:style-name="ce2" table:formula="of:=[.A36]+[.$F$8]+[.$F$9]" office:value-type="time" office:time-value="PT10H50M00S" calcext:value-type="time">
            <text:p>10:5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19]" office:value-type="string" office:string-value="a3" calcext:value-type="string">
            <text:p>a3</text:p>
          </table:table-cell>
          <table:table-cell table:formula="of:=[.$K$19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36]+[.$F$8]+[.$F$9]" office:value-type="time" office:time-value="PT10H50M00S" calcext:value-type="time">
            <text:p>10:5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0]" office:value-type="string" office:string-value="b4" calcext:value-type="string">
            <text:p>b4</text:p>
          </table:table-cell>
          <table:table-cell table:formula="of:=[.$J$20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38]+[.$F$8]+[.$F$9]" office:value-type="time" office:time-value="PT11H05M00S" calcext:value-type="time">
            <text:p>11:0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number-columns-repeated="1020"/>
        </table:table-row>
        <table:table-row table:style-name="ro1">
          <table:table-cell table:style-name="ce2" table:formula="of:=[.A38]+[.$F$8]+[.$F$9]" office:value-type="time" office:time-value="PT11H05M00S" calcext:value-type="time">
            <text:p>11:0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20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5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Default" table:formula="of:=[.$J25]" office:value-type="string" office:string-value="A" calcext:value-type="string">
            <text:p>A</text:p>
          </table:table-cell>
          <table:table-cell table:style-name="Default" table:formula="of:=[.$J30]" office:value-type="string" office:string-value="F" calcext:value-type="string">
            <text:p>F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Default" table:formula="of:=[.$J26]" office:value-type="string" office:string-value="B" calcext:value-type="string">
            <text:p>B</text:p>
          </table:table-cell>
          <table:table-cell table:style-name="Default" table:formula="of:=[.$J31]" office:value-type="string" office:string-value="G" calcext:value-type="string">
            <text:p>G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Default" table:formula="of:=[.$J27]" office:value-type="string" office:string-value="C" calcext:value-type="string">
            <text:p>C</text:p>
          </table:table-cell>
          <table:table-cell table:style-name="Default" table:formula="of:=[.$J32]" office:value-type="string" office:string-value="H" calcext:value-type="string">
            <text:p>H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Default" table:formula="of:=[.$J28]" office:value-type="string" office:string-value="D" calcext:value-type="string">
            <text:p>D</text:p>
          </table:table-cell>
          <table:table-cell table:style-name="Default" table:formula="of:=[.$J33]" office:value-type="string" office:string-value="I" calcext:value-type="string">
            <text:p>I</text:p>
          </table:table-cell>
          <table:table-cell office:value-type="string" calcext:value-type="string">
            <text:p>Spielzeit4</text:p>
          </table:table-cell>
          <table:table-cell table:style-name="ce2" office:value-type="time" office:time-value="PT00H15M00S" calcext:value-type="time">
            <text:p>00:15:00</text:p>
          </table:table-cell>
          <table:table-cell table:number-columns-repeated="4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Default" table:formula="of:=[.$J29]" office:value-type="string" office:string-value="E" calcext:value-type="string">
            <text:p>E</text:p>
          </table:table-cell>
          <table:table-cell/>
          <table:table-cell office:value-type="string" calcext:value-type="string">
            <text:p>Pause4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4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Spielzeit</text:p>
          </table:table-cell>
          <table:table-cell table:style-name="Default"/>
          <table:table-cell table:style-name="ce3" office:value-type="string" calcext:value-type="string">
            <text:p>Spielplan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[.$L$9]" office:value-type="time" office:time-value="PT09H00M00S" calcext:value-type="time">
            <text:p>09:0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5]" office:value-type="string" office:string-value="A" calcext:value-type="string">
            <text:p>A</text:p>
          </table:table-cell>
          <table:table-cell table:formula="of:=[.$J$26]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2" table:formula="of:=[.A15]+[.$G$9]+[.$G$10]" office:value-type="time" office:time-value="PT09H13M00S" calcext:value-type="time">
            <text:p>09:13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7]" office:value-type="string" office:string-value="C" calcext:value-type="string">
            <text:p>C</text:p>
          </table:table-cell>
          <table:table-cell table:formula="of:=[.$J$28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3"/>
        </table:table-row>
        <table:table-row table:style-name="ro1">
          <table:table-cell table:style-name="ce2" table:formula="of:=[.A16]+[.$G$9]+[.$G$10]" office:value-type="time" office:time-value="PT09H26M00S" calcext:value-type="time">
            <text:p>09:26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9]" office:value-type="string" office:string-value="E" calcext:value-type="string">
            <text:p>E</text:p>
          </table:table-cell>
          <table:table-cell table:formula="of:=[.$J$25]" office:value-type="string" office:string-value="A" calcext:value-type="string">
            <text:p>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2" table:formula="of:=[.A17]+[.$G$9]+[.$G$10]" office:value-type="time" office:time-value="PT09H39M00S" calcext:value-type="time">
            <text:p>09:39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7]" office:value-type="string" office:string-value="C" calcext:value-type="string">
            <text:p>C</text:p>
          </table:table-cell>
          <table:table-cell table:formula="of:=[.$J$26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style-name="ce2" table:formula="of:=[.A18]+[.$G$9]+[.$G$10]" office:value-type="time" office:time-value="PT09H52M00S" calcext:value-type="time">
            <text:p>09:52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8]" office:value-type="string" office:string-value="D" calcext:value-type="string">
            <text:p>D</text:p>
          </table:table-cell>
          <table:table-cell table:formula="of:=[.$J$29]" office:value-type="string" office:string-value="E" calcext:value-type="string">
            <text:p>E</text:p>
          </table:table-cell>
          <table:table-cell table:style-name="Default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style-name="ce2" table:formula="of:=[.A19]+[.$G$9]+[.$G$10]" office:value-type="time" office:time-value="PT10H05M00S" calcext:value-type="time">
            <text:p>10:05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7]" office:value-type="string" office:string-value="C" calcext:value-type="string">
            <text:p>C</text:p>
          </table:table-cell>
          <table:table-cell table:formula="of:=[.$J$25]" office:value-type="string" office:string-value="A" calcext:value-type="string">
            <text:p>A</text:p>
          </table:table-cell>
          <table:table-cell table:style-name="Default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3"/>
        </table:table-row>
        <table:table-row table:style-name="ro1">
          <table:table-cell table:style-name="ce2" table:formula="of:=[.A20]+[.$G$9]+[.$G$10]" office:value-type="time" office:time-value="PT10H18M00S" calcext:value-type="time">
            <text:p>10:18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6]" office:value-type="string" office:string-value="B" calcext:value-type="string">
            <text:p>B</text:p>
          </table:table-cell>
          <table:table-cell table:formula="of:=[.$J$28]" office:value-type="string" office:string-value="D" calcext:value-type="string">
            <text:p>D</text:p>
          </table:table-cell>
          <table:table-cell table:style-name="Default"/>
          <table:table-cell table:number-columns-repeated="3"/>
          <table:table-cell office:value-type="string" calcext:value-type="string">
            <text:p>a5</text:p>
          </table:table-cell>
          <table:table-cell table:number-columns-repeated="1014"/>
        </table:table-row>
        <table:table-row table:style-name="ro1">
          <table:table-cell table:style-name="ce2" table:formula="of:=[.A21]+[.$G$9]+[.$G$10]" office:value-type="time" office:time-value="PT10H31M00S" calcext:value-type="time">
            <text:p>10:31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9]" office:value-type="string" office:string-value="E" calcext:value-type="string">
            <text:p>E</text:p>
          </table:table-cell>
          <table:table-cell table:formula="of:=[.$J$27]" office:value-type="string" office:string-value="C" calcext:value-type="string">
            <text:p>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22]+[.$G$9]+[.$G$10]" office:value-type="time" office:time-value="PT10H44M00S" calcext:value-type="time">
            <text:p>10:44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5]" office:value-type="string" office:string-value="A" calcext:value-type="string">
            <text:p>A</text:p>
          </table:table-cell>
          <table:table-cell table:formula="of:=[.$J$28]" office:value-type="string" office:string-value="D" calcext:value-type="string">
            <text:p>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23]+[.$G$9]+[.$G$10]" office:value-type="time" office:time-value="PT10H57M00S" calcext:value-type="time">
            <text:p>10:5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6]" office:value-type="string" office:string-value="B" calcext:value-type="string">
            <text:p>B</text:p>
          </table:table-cell>
          <table:table-cell table:formula="of:=[.$J$29]" office:value-type="string" office:string-value="E" calcext:value-type="string">
            <text:p>E</text:p>
          </table:table-cell>
          <table:table-cell table:style-name="Default"/>
          <table:table-cell table:number-columns-repeated="3"/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table:style-name="ce2" table:formula="of:=[.$L$9]" office:value-type="time" office:time-value="PT09H00M00S" calcext:value-type="time">
            <text:p>09:0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0]" office:value-type="string" office:string-value="F" calcext:value-type="string">
            <text:p>F</text:p>
          </table:table-cell>
          <table:table-cell table:formula="of:=[.$J$31]" office:value-type="string" office:string-value="G" calcext:value-type="string">
            <text:p>G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 table:formula="of:=[.A25]+[.$G$11]+[.$G$12]" office:value-type="time" office:time-value="PT09H20M00S" calcext:value-type="time">
            <text:p>09:2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2]" office:value-type="string" office:string-value="H" calcext:value-type="string">
            <text:p>H</text:p>
          </table:table-cell>
          <table:table-cell table:formula="of:=[.$J$33]" office:value-type="string" office:string-value="I" calcext:value-type="string">
            <text:p>I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2" table:formula="of:=[.A26]+[.$G$11]+[.$G$12]*2" office:value-type="time" office:time-value="PT09H45M00S" calcext:value-type="time">
            <text:p>09:45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3]" office:value-type="string" office:string-value="I" calcext:value-type="string">
            <text:p>I</text:p>
          </table:table-cell>
          <table:table-cell table:formula="of:=[.$J$30]" office:value-type="string" office:string-value="F" calcext:value-type="string">
            <text:p>F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2" table:formula="of:=[.A27]+[.$G$11]+[.$G$12]" office:value-type="time" office:time-value="PT10H05M00S" calcext:value-type="time">
            <text:p>10:05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1]" office:value-type="string" office:string-value="G" calcext:value-type="string">
            <text:p>G</text:p>
          </table:table-cell>
          <table:table-cell table:formula="of:=[.$J$32]" office:value-type="string" office:string-value="H" calcext:value-type="string">
            <text:p>H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2" table:formula="of:=[.A28]+[.$G$11]+[.$G$12]*2" office:value-type="time" office:time-value="PT10H30M00S" calcext:value-type="time">
            <text:p>10:3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2]" office:value-type="string" office:string-value="H" calcext:value-type="string">
            <text:p>H</text:p>
          </table:table-cell>
          <table:table-cell table:formula="of:=[.$J$30]" office:value-type="string" office:string-value="F" calcext:value-type="string">
            <text:p>F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style-name="ce2" table:formula="of:=[.A29]+[.$G$11]+[.$G$12]" office:value-type="time" office:time-value="PT10H50M00S" calcext:value-type="time">
            <text:p>10:5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1]" office:value-type="string" office:string-value="G" calcext:value-type="string">
            <text:p>G</text:p>
          </table:table-cell>
          <table:table-cell table:formula="of:=[.$J$33]" office:value-type="string" office:string-value="I" calcext:value-type="string">
            <text:p>I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 table:style-name="ce2" table:formula="of:=[.$A$24]+[.$G$9]*2" office:value-type="time" office:time-value="PT11H17M00S" calcext:value-type="time">
            <text:p>11:1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K$20]" office:value-type="string" office:string-value="b4" calcext:value-type="string">
            <text:p>b4</text:p>
          </table:table-cell>
          <table:table-cell table:formula="of:=[.$J$20]" office:value-type="string" office:string-value="a4" calcext:value-type="string">
            <text:p>a4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table:formula="of:=[.A33]+[.$G$9]+[.$G$10]" office:value-type="time" office:time-value="PT11H30M00S" calcext:value-type="time">
            <text:p>11:3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19]" office:value-type="string" office:string-value="a3" calcext:value-type="string">
            <text:p>a3</text:p>
          </table:table-cell>
          <table:table-cell table:formula="of:=[.$K$19]" office:value-type="string" office:string-value="b3" calcext:value-type="string">
            <text:p>b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4]+[.$G$9]+[.$G$10]" office:value-type="time" office:time-value="PT11H43M00S" calcext:value-type="time">
            <text:p>11:43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1]" office:value-type="string" office:string-value="a5" calcext:value-type="string">
            <text:p>a5</text:p>
          </table:table-cell>
          <table:table-cell table:formula="of:=[.$K$20]" office:value-type="string" office:string-value="b4" calcext:value-type="string">
            <text:p>b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5]+[.$G$9]+[.$G$10]" office:value-type="time" office:time-value="PT11H56M00S" calcext:value-type="time">
            <text:p>11:56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K$18]" office:value-type="string" office:string-value="b2" calcext:value-type="string">
            <text:p>b2</text:p>
          </table:table-cell>
          <table:table-cell table:formula="of:=[.$J$18]" office:value-type="string" office:string-value="a2" calcext:value-type="string">
            <text:p>a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6]+[.$G$9]+[.$G$10]" office:value-type="time" office:time-value="PT12H09M00S" calcext:value-type="time">
            <text:p>12:09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0]" office:value-type="string" office:string-value="a4" calcext:value-type="string">
            <text:p>a4</text:p>
          </table:table-cell>
          <table:table-cell table:formula="of:=[.$J$21]" office:value-type="string" office:string-value="a5" calcext:value-type="string">
            <text:p>a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7]+[.$G$9]+[.$G$10]" office:value-type="time" office:time-value="PT12H22M00S" calcext:value-type="time">
            <text:p>12:22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17]" office:value-type="string" office:string-value="a1" calcext:value-type="string">
            <text:p>a1</text:p>
          </table:table-cell>
          <table:table-cell table:formula="of:=[.$K$17]" office:value-type="string" office:string-value="b1" calcext:value-type="string">
            <text:p>b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$A$24]+[.$G$9]*2" office:value-type="time" office:time-value="PT11H17M00S" calcext:value-type="time">
            <text:p>11:1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K$20]" office:value-type="string" office:string-value="b4" calcext:value-type="string">
            <text:p>b4</text:p>
          </table:table-cell>
          <table:table-cell table:formula="of:=[.$J$20]" office:value-type="string" office:string-value="a4" calcext:value-type="string">
            <text:p>a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1]" office:value-type="time" office:time-value="PT11H17M00S" calcext:value-type="time">
            <text:p>11:1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19]" office:value-type="string" office:string-value="a3" calcext:value-type="string">
            <text:p>a3</text:p>
          </table:table-cell>
          <table:table-cell table:formula="of:=[.$K$19]" office:value-type="string" office:string-value="b3" calcext:value-type="string">
            <text:p>b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2]+[.$G$9]+[.$G$10]" office:value-type="time" office:time-value="PT11H30M00S" calcext:value-type="time">
            <text:p>11:3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17]" office:value-type="string" office:string-value="a1" calcext:value-type="string">
            <text:p>a1</text:p>
          </table:table-cell>
          <table:table-cell table:formula="of:=[.$K$18]" office:value-type="string" office:string-value="b2" calcext:value-type="string">
            <text:p>b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3]" office:value-type="time" office:time-value="PT11H30M00S" calcext:value-type="time">
            <text:p>11:3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K$17]" office:value-type="string" office:string-value="b1" calcext:value-type="string">
            <text:p>b1</text:p>
          </table:table-cell>
          <table:table-cell table:formula="of:=[.$J$18]" office:value-type="string" office:string-value="a2" calcext:value-type="string">
            <text:p>a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4]+[.$G$9]+[.$G$10]" office:value-type="time" office:time-value="PT11H43M00S" calcext:value-type="time">
            <text:p>11:43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1]" office:value-type="string" office:string-value="a5" calcext:value-type="string">
            <text:p>a5</text:p>
          </table:table-cell>
          <table:table-cell table:formula="of:=[.$K$20]" office:value-type="string" office:string-value="b4" calcext:value-type="string">
            <text:p>b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5]+[.$G$9]+[.$G$10]" office:value-type="time" office:time-value="PT11H56M00S" calcext:value-type="time">
            <text:p>11:56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6]+[.$G$9]+[.$G$10]" office:value-type="time" office:time-value="PT12H09M00S" calcext:value-type="time">
            <text:p>12:09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0]" office:value-type="string" office:string-value="a4" calcext:value-type="string">
            <text:p>a4</text:p>
          </table:table-cell>
          <table:table-cell table:formula="of:=[.$J$21]" office:value-type="string" office:string-value="a5" calcext:value-type="string">
            <text:p>a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7]+[.$G$9]+[.$G$10]" office:value-type="time" office:time-value="PT12H22M00S" calcext:value-type="time">
            <text:p>12:22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Spielzeit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3]" office:value-type="string" office:string-value="A" calcext:value-type="string">
            <text:p>A</text:p>
          </table:table-cell>
          <table:table-cell table:style-name="Default" table:formula="of:=[.$L38]" office:value-type="string" office:string-value="F" calcext:value-type="string">
            <text:p>F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4]" office:value-type="string" office:string-value="B" calcext:value-type="string">
            <text:p>B</text:p>
          </table:table-cell>
          <table:table-cell table:style-name="Default" table:formula="of:=[.$L39]" office:value-type="string" office:string-value="G" calcext:value-type="string">
            <text:p>G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5]" office:value-type="string" office:string-value="C" calcext:value-type="string">
            <text:p>C</text:p>
          </table:table-cell>
          <table:table-cell table:style-name="Default" table:formula="of:=[.$L40]" office:value-type="string" office:string-value="H" calcext:value-type="string">
            <text:p>H</text:p>
          </table:table-cell>
          <table:table-cell table:style-name="Default"/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6]" office:value-type="string" office:string-value="D" calcext:value-type="string">
            <text:p>D</text:p>
          </table:table-cell>
          <table:table-cell table:style-name="Default" table:formula="of:=[.$L41]" office:value-type="string" office:string-value="I" calcext:value-type="string">
            <text:p>I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table:formula="of:=[.$L37]" office:value-type="string" office:string-value="E" calcext:value-type="string">
            <text:p>E</text:p>
          </table:table-cell>
          <table:table-cell table:style-name="Default" table:formula="of:=[.$L42]" office:value-type="string" office:string-value="J" calcext:value-type="string">
            <text:p>J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formula="of:=[.$L$17]" office:value-type="time" office:time-value="PT09H00M00S" calcext:value-type="time">
            <text:p>09:0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3]" office:value-type="string" office:string-value="A" calcext:value-type="string">
            <text:p>A</text:p>
          </table:table-cell>
          <table:table-cell table:formula="of:=[.$L$34]" office:value-type="string" office:string-value="B" calcext:value-type="string">
            <text:p>B</text:p>
          </table:table-cell>
          <table:table-cell table:number-columns-repeated="7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ce2" table:formula="of:=[.$L$17]" office:value-type="time" office:time-value="PT09H00M00S" calcext:value-type="time">
            <text:p>09:0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8]" office:value-type="string" office:string-value="F" calcext:value-type="string">
            <text:p>F</text:p>
          </table:table-cell>
          <table:table-cell table:formula="of:=[.$L$39]" office:value-type="string" office:string-value="G" calcext:value-type="string">
            <text:p>G</text:p>
          </table:table-cell>
          <table:table-cell table:number-columns-repeated="7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1">
          <table:table-cell table:style-name="ce2" table:formula="of:=[.A17]+[.$F$13]+[.$F$14]" office:value-type="time" office:time-value="PT09H15M00S" calcext:value-type="time">
            <text:p>09:1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5]" office:value-type="string" office:string-value="C" calcext:value-type="string">
            <text:p>C</text:p>
          </table:table-cell>
          <table:table-cell table:formula="of:=[.$L$36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7]+[.$F$13]+[.$F$14]" office:value-type="time" office:time-value="PT09H15M00S" calcext:value-type="time">
            <text:p>09:1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0]" office:value-type="string" office:string-value="H" calcext:value-type="string">
            <text:p>H</text:p>
          </table:table-cell>
          <table:table-cell table:formula="of:=[.$L$41]" office:value-type="string" office:string-value="I" calcext:value-type="string">
            <text:p>I</text:p>
          </table:table-cell>
          <table:table-cell table:number-columns-repeated="7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ce2" table:formula="of:=[.A19]+[.$F$13]+[.$F$14]" office:value-type="time" office:time-value="PT09H30M00S" calcext:value-type="time">
            <text:p>09:3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7]" office:value-type="string" office:string-value="E" calcext:value-type="string">
            <text:p>E</text:p>
          </table:table-cell>
          <table:table-cell table:formula="of:=[.$L$33]" office:value-type="string" office:string-value="A" calcext:value-type="string">
            <text:p>A</text:p>
          </table:table-cell>
          <table:table-cell table:number-columns-repeated="7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style-name="ce2" table:formula="of:=[.A19]+[.$F$13]+[.$F$14]" office:value-type="time" office:time-value="PT09H30M00S" calcext:value-type="time">
            <text:p>09:3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2]" office:value-type="string" office:string-value="J" calcext:value-type="string">
            <text:p>J</text:p>
          </table:table-cell>
          <table:table-cell table:formula="of:=[.$L$38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2" table:formula="of:=[.A21]+[.$F$13]+[.$F$14]" office:value-type="time" office:time-value="PT09H45M00S" calcext:value-type="time">
            <text:p>09:4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5]" office:value-type="string" office:string-value="C" calcext:value-type="string">
            <text:p>C</text:p>
          </table:table-cell>
          <table:table-cell table:formula="of:=[.$L$34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21]+[.$F$13]+[.$F$14]" office:value-type="time" office:time-value="PT09H45M00S" calcext:value-type="time">
            <text:p>09:4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0]" office:value-type="string" office:string-value="H" calcext:value-type="string">
            <text:p>H</text:p>
          </table:table-cell>
          <table:table-cell table:formula="of:=[.$L$39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A23]+[.$F$13]+[.$F$14]" office:value-type="time" office:time-value="PT10H00M00S" calcext:value-type="time">
            <text:p>10:0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6]" office:value-type="string" office:string-value="D" calcext:value-type="string">
            <text:p>D</text:p>
          </table:table-cell>
          <table:table-cell table:formula="of:=[.$L$37]" office:value-type="string" office:string-value="E" calcext:value-type="string">
            <text:p>E</text:p>
          </table:table-cell>
          <table:table-cell table:number-columns-repeated="7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1"/>
        </table:table-row>
        <table:table-row table:style-name="ro1">
          <table:table-cell table:style-name="ce2" table:formula="of:=[.A23]+[.$F$13]+[.$F$14]" office:value-type="time" office:time-value="PT10H00M00S" calcext:value-type="time">
            <text:p>10:0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1]" office:value-type="string" office:string-value="I" calcext:value-type="string">
            <text:p>I</text:p>
          </table:table-cell>
          <table:table-cell table:formula="of:=[.$L$42]" office:value-type="string" office:string-value="J" calcext:value-type="string">
            <text:p>J</text:p>
          </table:table-cell>
          <table:table-cell table:number-columns-repeated="7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1"/>
        </table:table-row>
        <table:table-row table:style-name="ro1">
          <table:table-cell table:style-name="ce2" table:formula="of:=[.A25]+[.$F$13]+[.$F$14]" office:value-type="time" office:time-value="PT10H15M00S" calcext:value-type="time">
            <text:p>10:1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5]" office:value-type="string" office:string-value="C" calcext:value-type="string">
            <text:p>C</text:p>
          </table:table-cell>
          <table:table-cell table:formula="of:=[.$L$33]" office:value-type="string" office:string-value="A" calcext:value-type="string">
            <text:p>A</text:p>
          </table:table-cell>
          <table:table-cell table:number-columns-repeated="7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1"/>
        </table:table-row>
        <table:table-row table:style-name="ro1">
          <table:table-cell table:style-name="ce2" table:formula="of:=[.A25]+[.$F$13]+[.$F$14]" office:value-type="time" office:time-value="PT10H15M00S" calcext:value-type="time">
            <text:p>10:1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0]" office:value-type="string" office:string-value="H" calcext:value-type="string">
            <text:p>H</text:p>
          </table:table-cell>
          <table:table-cell table:formula="of:=[.$L$38]" office:value-type="string" office:string-value="F" calcext:value-type="string">
            <text:p>F</text:p>
          </table:table-cell>
          <table:table-cell table:number-columns-repeated="7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1"/>
        </table:table-row>
        <table:table-row table:style-name="ro1">
          <table:table-cell table:style-name="ce2" table:formula="of:=[.A27]+[.$F$13]+[.$F$14]" office:value-type="time" office:time-value="PT10H30M00S" calcext:value-type="time">
            <text:p>10:3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4]" office:value-type="string" office:string-value="B" calcext:value-type="string">
            <text:p>B</text:p>
          </table:table-cell>
          <table:table-cell table:formula="of:=[.$L$36]" office:value-type="string" office:string-value="D" calcext:value-type="string">
            <text:p>D</text:p>
          </table:table-cell>
          <table:table-cell table:number-columns-repeated="7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1"/>
        </table:table-row>
        <table:table-row table:style-name="ro1">
          <table:table-cell table:style-name="ce2" table:formula="of:=[.A27]+[.$F$13]+[.$F$14]" office:value-type="time" office:time-value="PT10H30M00S" calcext:value-type="time">
            <text:p>10:3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9]" office:value-type="string" office:string-value="G" calcext:value-type="string">
            <text:p>G</text:p>
          </table:table-cell>
          <table:table-cell table:formula="of:=[.$L$41]" office:value-type="string" office:string-value="I" calcext:value-type="string">
            <text:p>I</text:p>
          </table:table-cell>
          <table:table-cell table:number-columns-repeated="7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1011"/>
        </table:table-row>
        <table:table-row table:style-name="ro1">
          <table:table-cell table:style-name="ce2" table:formula="of:=[.A29]+[.$F$13]+[.$F$14]" office:value-type="time" office:time-value="PT10H45M00S" calcext:value-type="time">
            <text:p>10:4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7]" office:value-type="string" office:string-value="E" calcext:value-type="string">
            <text:p>E</text:p>
          </table:table-cell>
          <table:table-cell table:formula="of:=[.$L$35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9]+[.$F$13]+[.$F$14]" office:value-type="time" office:time-value="PT10H45M00S" calcext:value-type="time">
            <text:p>10:4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2]" office:value-type="string" office:string-value="J" calcext:value-type="string">
            <text:p>J</text:p>
          </table:table-cell>
          <table:table-cell table:formula="of:=[.$L$40]" office:value-type="string" office:string-value="H" calcext:value-type="string">
            <text:p>H</text:p>
          </table:table-cell>
          <table:table-cell table:number-columns-repeated="1020"/>
        </table:table-row>
        <table:table-row table:style-name="ro1">
          <table:table-cell table:style-name="ce2" table:formula="of:=[.A31]+[.$F$13]+[.$F$14]" office:value-type="time" office:time-value="PT11H00M00S" calcext:value-type="time">
            <text:p>11:0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3]" office:value-type="string" office:string-value="A" calcext:value-type="string">
            <text:p>A</text:p>
          </table:table-cell>
          <table:table-cell table:formula="of:=[.$L$36]" office:value-type="string" office:string-value="D" calcext:value-type="string">
            <text:p>D</text:p>
          </table:table-cell>
          <table:table-cell table:number-columns-repeated="7"/>
          <table:table-cell office:value-type="string" calcext:value-type="string">
            <text:p>Name</text:p>
          </table:table-cell>
          <table:table-cell table:number-columns-repeated="1012"/>
        </table:table-row>
        <table:table-row table:style-name="ro1">
          <table:table-cell table:style-name="ce2" table:formula="of:=[.A31]+[.$F$13]+[.$F$14]" office:value-type="time" office:time-value="PT11H00M00S" calcext:value-type="time">
            <text:p>11:0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8]" office:value-type="string" office:string-value="F" calcext:value-type="string">
            <text:p>F</text:p>
          </table:table-cell>
          <table:table-cell table:formula="of:=[.$L$39]" office:value-type="string" office:string-value="G" calcext:value-type="string">
            <text:p>G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table:style-name="ce2" table:formula="of:=[.A33]+[.$F$13]+[.$F$14]" office:value-type="time" office:time-value="PT11H15M00S" calcext:value-type="time">
            <text:p>11:1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4]" office:value-type="string" office:string-value="B" calcext:value-type="string">
            <text:p>B</text:p>
          </table:table-cell>
          <table:table-cell table:formula="of:=[.$L$37]" office:value-type="string" office:string-value="E" calcext:value-type="string">
            <text:p>E</text:p>
          </table:table-cell>
          <table:table-cell table:number-columns-repeated="7"/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table:style-name="ce2" table:formula="of:=[.A33]+[.$F$13]+[.$F$14]" office:value-type="time" office:time-value="PT11H15M00S" calcext:value-type="time">
            <text:p>11:1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9]" office:value-type="string" office:string-value="G" calcext:value-type="string">
            <text:p>G</text:p>
          </table:table-cell>
          <table:table-cell table:formula="of:=[.$L$42]" office:value-type="string" office:string-value="J" calcext:value-type="string">
            <text:p>J</text:p>
          </table:table-cell>
          <table:table-cell table:number-columns-repeated="7"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10"/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table:style-name="ce2" table:formula="of:=[.A35]+[.$F$13]*2" office:value-type="time" office:time-value="PT11H35M00S" calcext:value-type="time">
            <text:p>11:3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9]" office:value-type="string" office:string-value="a5" calcext:value-type="string">
            <text:p>a5</text:p>
          </table:table-cell>
          <table:table-cell table:formula="of:=[.$M$29]" office:value-type="string" office:string-value="b5" calcext:value-type="string">
            <text:p>b5</text:p>
          </table:table-cell>
          <table:table-cell table:number-columns-repeated="7"/>
          <table:table-cell office:value-type="string" calcext:value-type="string">
            <text:p>E</text:p>
          </table:table-cell>
          <table:table-cell table:number-columns-repeated="1012"/>
        </table:table-row>
        <table:table-row table:style-name="ro1">
          <table:table-cell table:style-name="ce2" table:formula="of:=[.A37]" office:value-type="time" office:time-value="PT11H35M00S" calcext:value-type="time">
            <text:p>11:3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M$28]" office:value-type="string" office:string-value="b4" calcext:value-type="string">
            <text:p>b4</text:p>
          </table:table-cell>
          <table:table-cell table:formula="of:=[.$L$28]" office:value-type="string" office:string-value="a4" calcext:value-type="string">
            <text:p>a4</text:p>
          </table:table-cell>
          <table:table-cell table:number-columns-repeated="7"/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table:style-name="ce2" table:formula="of:=[.A38]+[.$F$13]+[.$F$14]" office:value-type="time" office:time-value="PT11H50M00S" calcext:value-type="time">
            <text:p>11:5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7]" office:value-type="string" office:string-value="a3" calcext:value-type="string">
            <text:p>a3</text:p>
          </table:table-cell>
          <table:table-cell table:formula="of:=[.$M$27]" office:value-type="string" office:string-value="b3" calcext:value-type="string">
            <text:p>b3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2"/>
        </table:table-row>
        <table:table-row table:style-name="ro1">
          <table:table-cell table:style-name="ce2" table:formula="of:=[.A39]" office:value-type="time" office:time-value="PT11H50M00S" calcext:value-type="time">
            <text:p>11:5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M$26]" office:value-type="string" office:string-value="b2" calcext:value-type="string">
            <text:p>b2</text:p>
          </table:table-cell>
          <table:table-cell table:formula="of:=[.$L$26]" office:value-type="string" office:string-value="a2" calcext:value-type="string">
            <text:p>a2</text:p>
          </table:table-cell>
          <table:table-cell table:number-columns-repeated="7"/>
          <table:table-cell office:value-type="string" calcext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formula="of:=[.A40]+[.$F$13]+[.$F$14]" office:value-type="time" office:time-value="PT12H05M00S" calcext:value-type="time">
            <text:p>12:0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5]" office:value-type="string" office:string-value="a1" calcext:value-type="string">
            <text:p>a1</text:p>
          </table:table-cell>
          <table:table-cell table:formula="of:=[.$M$25]" office:value-type="string" office:string-value="b1" calcext:value-type="string">
            <text:p>b1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[.A35]+[.$F$13]*2" office:value-type="time" office:time-value="PT11H35M00S" calcext:value-type="time">
            <text:p>11:3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5]" office:value-type="string" office:string-value="a1" calcext:value-type="string">
            <text:p>a1</text:p>
          </table:table-cell>
          <table:table-cell table:formula="of:=[.$M$26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4]" office:value-type="time" office:time-value="PT11H35M00S" calcext:value-type="time">
            <text:p>11:3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M$25]" office:value-type="string" office:string-value="b1" calcext:value-type="string">
            <text:p>b1</text:p>
          </table:table-cell>
          <table:table-cell table:formula="of:=[.$L$26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5]+[.$F$13]+[.$F$14]" office:value-type="time" office:time-value="PT11H50M00S" calcext:value-type="time">
            <text:p>11:5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9]" office:value-type="string" office:string-value="a5" calcext:value-type="string">
            <text:p>a5</text:p>
          </table:table-cell>
          <table:table-cell table:formula="of:=[.$M$29]" office:value-type="string" office:string-value="b5" calcext:value-type="string">
            <text:p>b5</text:p>
          </table:table-cell>
          <table:table-cell table:number-columns-repeated="1020"/>
        </table:table-row>
        <table:table-row table:style-name="ro1">
          <table:table-cell table:style-name="ce2" table:formula="of:=[.A45]+[.$F$13]+[.$F$14]" office:value-type="time" office:time-value="PT11H50M00S" calcext:value-type="time">
            <text:p>11:5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M$28]" office:value-type="string" office:string-value="b4" calcext:value-type="string">
            <text:p>b4</text:p>
          </table:table-cell>
          <table:table-cell table:formula="of:=[.$L$28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47]+[.$F$13]+[.$F$14]" office:value-type="time" office:time-value="PT12H05M00S" calcext:value-type="time">
            <text:p>12:0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number-columns-repeated="1020"/>
        </table:table-row>
        <table:table-row table:style-name="ro1">
          <table:table-cell table:style-name="ce2" table:formula="of:=[.A47]+[.$F$13]+[.$F$14]" office:value-type="time" office:time-value="PT12H05M00S" calcext:value-type="time">
            <text:p>12:0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27]" office:value-type="string" office:string-value="a3" calcext:value-type="string">
            <text:p>a3</text:p>
          </table:table-cell>
          <table:table-cell table:formula="of:=[.$M$27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49]+[.$F$13]+[.$F$14]" office:value-type="time" office:time-value="PT12H20M00S" calcext:value-type="time">
            <text:p>12:2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8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3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-SV Sambach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DJK Stappenbac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Gruppe A Tabelle</text:p>
          </table:table-cell>
          <table:table-cell office:value-type="string" calcext:value-type="string">
            <text:p>Gruppe B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4" table:number-columns-repeated="2"/>
          <table:table-cell table:style-name="ce45" office:value-type="string" calcext:value-type="string">
            <text:p>G-Junioren</text:p>
          </table:table-cell>
          <table:table-cell table:style-name="ce44" table:number-columns-repeated="3"/>
          <table:table-cell table:number-columns-repeated="1018"/>
        </table:table-row>
        <table:table-row table:style-name="ro1">
          <table:table-cell table:style-name="ce44" table:number-columns-repeated="6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2]" office:value-type="string" office:string-value="SG Effeltrich/Poxdorf" calcext:value-type="string">
            <text:p>SG Effeltrich/Poxdorf</text:p>
          </table:table-cell>
          <table:table-cell table:style-name="ce41" table:formula="of:=[.$C6]" office:value-type="string" office:string-value="DJK Falke Nürnberg" calcext:value-type="string">
            <text:p>DJK Falke Nürnber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3]" office:value-type="string" office:string-value="DJK-SV Sambach 1" calcext:value-type="string">
            <text:p>DJK-SV Sambach 1</text:p>
          </table:table-cell>
          <table:table-cell table:style-name="ce41" table:formula="of:=[.$C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8]" office:value-type="string" office:string-value="SG Gaustadt 2" calcext:value-type="string">
            <text:p>SG Gaustadt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5]" office:value-type="string" office:string-value="DJK Don Bosco Bamberg" calcext:value-type="string">
            <text:p>DJK Don Bosco Bamberg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5"/>
          <table:table-cell table:style-name="ce41"/>
          <table:table-cell table:number-columns-repeated="1018"/>
        </table:table-row>
        <table:table-row table:style-name="ro1">
          <table:table-cell table:style-name="ce42" table:formula="of:=[.$A$40]+[.$F$22]*2" office:value-type="time" office:time-value="PT15H25M00S" calcext:value-type="time">
            <text:p>15:2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5]" office:value-type="string" office:string-value="a4" calcext:value-type="string">
            <text:p>a4</text:p>
          </table:table-cell>
          <table:table-cell table:style-name="ce12" table:formula="of:=[.$D$1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2]" office:value-type="time" office:time-value="PT15H25M00S" calcext:value-type="time">
            <text:p>15:2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4]" office:value-type="string" office:string-value="b3" calcext:value-type="string">
            <text:p>b3</text:p>
          </table:table-cell>
          <table:table-cell table:style-name="ce12" table:formula="of:=[.$C$1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22]+[.$F$23]" office:value-type="time" office:time-value="PT15H38M00S" calcext:value-type="time">
            <text:p>15:3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3]" office:value-type="string" office:string-value="a2" calcext:value-type="string">
            <text:p>a2</text:p>
          </table:table-cell>
          <table:table-cell table:style-name="ce12" table:formula="of:=[.$D$1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4]" office:value-type="time" office:time-value="PT15H38M00S" calcext:value-type="time">
            <text:p>15:3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2]" office:value-type="string" office:string-value="b1" calcext:value-type="string">
            <text:p>b1</text:p>
          </table:table-cell>
          <table:table-cell table:style-name="ce12" table:formula="of:=[.$C$1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.A40]+[.$F$22]*2" office:value-type="time" office:time-value="PT15H25M00S" calcext:value-type="time">
            <text:p>15:25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2]" office:value-type="string" office:string-value="a1" calcext:value-type="string">
            <text:p>a1</text:p>
          </table:table-cell>
          <table:table-cell table:formula="of:=[.$D$13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9]" office:value-type="time" office:time-value="PT15H25M00S" calcext:value-type="time">
            <text:p>15:25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3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4]" office:value-type="string" office:string-value="a3" calcext:value-type="string">
            <text:p>a3</text:p>
          </table:table-cell>
          <table:table-cell table:formula="of:=[.$D$14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5]" office:value-type="string" office:string-value="b4" calcext:value-type="string">
            <text:p>b4</text:p>
          </table:table-cell>
          <table:table-cell table:formula="of:=[.$C$15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4]" office:value-type="string" office:string-value="rot" calcext:value-type="string">
            <text:p>rot</text:p>
          </table:table-cell>
          <table:table-cell office:value-type="string" calcext:value-type="string">
            <text:p>verlierer1</text:p>
          </table:table-cell>
          <table:table-cell office:value-type="string" calcext:value-type="string">
            <text:p>verlierer2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5]" office:value-type="string" office:string-value="weiß" calcext:value-type="string">
            <text:p>weiß</text:p>
          </table:table-cell>
          <table:table-cell office:value-type="string" calcext:value-type="string">
            <text:p>gewinner1</text:p>
          </table:table-cell>
          <table:table-cell office:value-type="string" calcext:value-type="string">
            <text:p>gewinner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1" table:number-columns-repeated="3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41" table:number-columns-repeated="3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2]" office:value-type="string" office:string-value="SG Effeltrich/Poxdorf" calcext:value-type="string">
            <text:p>SG Effeltrich/Poxdorf</text:p>
          </table:table-cell>
          <table:table-cell table:style-name="ce41" table:formula="of:=[.$K2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3]" office:value-type="string" office:string-value="DJK-SV Sambach 1" calcext:value-type="string">
            <text:p>DJK-SV Sambach 1</text:p>
          </table:table-cell>
          <table:table-cell table:style-name="ce41" table:formula="of:=[.$K28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4]" office:value-type="string" office:string-value="SG Gaustadt 1" calcext:value-type="string">
            <text:p>SG Gaustadt 1</text:p>
          </table:table-cell>
          <table:table-cell table:style-name="ce41" table:formula="of:=[.$K29]" office:value-type="string" office:string-value="SG DJK Stappenbach" calcext:value-type="string">
            <text:p>SG DJK Stappenbach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5]" office:value-type="string" office:string-value="DJK Don Bosco Bamberg" calcext:value-type="string">
            <text:p>DJK Don Bosco Bamberg</text:p>
          </table:table-cell>
          <table:table-cell table:style-name="ce41" table:formula="of:=[.$K30]" office:value-type="string" office:string-value="DJK Don Bosco Bamberg 2" calcext:value-type="string">
            <text:p>DJK Don Bosco Bamberg 2</text:p>
          </table:table-cell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4"/>
          <table:table-cell table:style-name="ce12" table:number-columns-repeated="3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3"/>
        </table:table-row>
        <table:table-row table:style-name="ro1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table:style-name="ce2" office:value-type="time" office:time-value="PT14H00M00S" calcext:value-type="time">
            <text:p>14:00:00</text:p>
          </table:table-cell>
          <table:table-cell table:number-columns-repeated="1013"/>
        </table:table-row>
        <table:table-row table:style-name="ro1">
          <table:table-cell table:style-name="ce42" table:formula="of:=[.$K$14]" office:value-type="time" office:time-value="PT14H00M00S" calcext:value-type="time">
            <text:p>14:0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5]+[.$G$8]+[.$G$9]" office:value-type="time" office:time-value="PT14H13M00S" calcext:value-type="time">
            <text:p>14:13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rot</text:p>
          </table:table-cell>
          <table:table-cell table:number-columns-repeated="1013"/>
        </table:table-row>
        <table:table-row table:style-name="ro1">
          <table:table-cell table:style-name="ce42" table:formula="of:=[.A16]+[.$G$8]+[.$G$9]" office:value-type="time" office:time-value="PT14H26M00S" calcext:value-type="time">
            <text:p>14:26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weiß</text:p>
          </table:table-cell>
          <table:table-cell table:number-columns-repeated="1013"/>
        </table:table-row>
        <table:table-row table:style-name="ro1">
          <table:table-cell table:style-name="ce42" table:formula="of:=[.A17]+[.$G$8]+[.$G$9]" office:value-type="time" office:time-value="PT14H39M00S" calcext:value-type="time">
            <text:p>14:39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8]+[.$G$8]+[.$G$9]" office:value-type="time" office:time-value="PT14H52M00S" calcext:value-type="time">
            <text:p>14:52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9]+[.$G$8]+[.$G$9]" office:value-type="time" office:time-value="PT15H05M00S" calcext:value-type="time">
            <text:p>15:05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20]+[.$G$8]+[.$G$9]" office:value-type="time" office:time-value="PT15H18M00S" calcext:value-type="time">
            <text:p>15:18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Name</text:p>
          </table:table-cell>
          <table:table-cell table:number-columns-repeated="1013"/>
        </table:table-row>
        <table:table-row table:style-name="ro1">
          <table:table-cell table:style-name="ce42" table:formula="of:=[.A21]+[.$G$8]+[.$G$9]" office:value-type="time" office:time-value="PT15H31M00S" calcext:value-type="time">
            <text:p>15:31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1013"/>
        </table:table-row>
        <table:table-row table:style-name="ro1">
          <table:table-cell table:style-name="ce42" table:formula="of:=[.A22]+[.$G$8]+[.$G$9]" office:value-type="time" office:time-value="PT15H44M00S" calcext:value-type="time">
            <text:p>15:4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style-name="Default"/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1013"/>
        </table:table-row>
        <table:table-row table:style-name="ro1">
          <table:table-cell table:style-name="ce42" table:formula="of:=[.$K$14]" office:value-type="time" office:time-value="PT14H00M00S" calcext:value-type="time">
            <text:p>14:0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7]" office:value-type="string" office:string-value="DJK-SV Sambach 2" calcext:value-type="string">
            <text:p>DJK-SV Sambach 2</text:p>
          </table:table-cell>
          <table:table-cell table:style-name="ce12" table:formula="of:=[.$K$2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Default"/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1013"/>
        </table:table-row>
        <table:table-row table:style-name="ro1">
          <table:table-cell table:style-name="ce42" table:formula="of:=[.A24]+[.$G$10]+[.$G$9]" office:value-type="time" office:time-value="PT14H15M00S" calcext:value-type="time">
            <text:p>14:1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9]" office:value-type="string" office:string-value="SG DJK Stappenbach" calcext:value-type="string">
            <text:p>SG DJK Stappenbach</text:p>
          </table:table-cell>
          <table:table-cell table:style-name="ce12" table:formula="of:=[.$K$3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Don Bosco Bamberg</text:p>
          </table:table-cell>
          <table:table-cell table:number-columns-repeated="1013"/>
        </table:table-row>
        <table:table-row table:style-name="ro1">
          <table:table-cell table:style-name="ce42" table:formula="of:=[.A25]+[.$G$10]+[.$G$9]+[.$G$8]" office:value-type="time" office:time-value="PT14H40M00S" calcext:value-type="time">
            <text:p>14:4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30]" office:value-type="string" office:string-value="DJK Don Bosco Bamberg 2" calcext:value-type="string">
            <text:p>DJK Don Bosco Bamberg 2</text:p>
          </table:table-cell>
          <table:table-cell table:style-name="ce12" table:formula="of:=[.$K$2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3"/>
        </table:table-row>
        <table:table-row table:style-name="ro1">
          <table:table-cell table:style-name="ce42" table:formula="of:=[.A26]+[.$G$10]+[.$G$9]" office:value-type="time" office:time-value="PT14H55M00S" calcext:value-type="time">
            <text:p>14:5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8]" office:value-type="string" office:string-value="SG Gaustadt 2" calcext:value-type="string">
            <text:p>SG Gaustadt 2</text:p>
          </table:table-cell>
          <table:table-cell table:style-name="ce12" table:formula="of:=[.$K$2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-SV Sambach 2</text:p>
          </table:table-cell>
          <table:table-cell table:number-columns-repeated="1013"/>
        </table:table-row>
        <table:table-row table:style-name="ro1">
          <table:table-cell table:style-name="ce42" table:formula="of:=[.A27]+[.$G$10]+[.$G$9]+[.$G$8]" office:value-type="time" office:time-value="PT15H20M00S" calcext:value-type="time">
            <text:p>15:2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9]" office:value-type="string" office:string-value="SG DJK Stappenbach" calcext:value-type="string">
            <text:p>SG DJK Stappenbach</text:p>
          </table:table-cell>
          <table:table-cell table:style-name="ce12" table:formula="of:=[.$K$2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Gaustadt 2</text:p>
          </table:table-cell>
          <table:table-cell table:number-columns-repeated="1013"/>
        </table:table-row>
        <table:table-row table:style-name="ro1">
          <table:table-cell table:style-name="ce42" table:formula="of:=[.A28]+[.$G$10]+[.$G$9]" office:value-type="time" office:time-value="PT15H35M00S" calcext:value-type="time">
            <text:p>15:3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8]" office:value-type="string" office:string-value="SG Gaustadt 2" calcext:value-type="string">
            <text:p>SG Gaustadt 2</text:p>
          </table:table-cell>
          <table:table-cell table:style-name="ce12" table:formula="of:=[.$K$3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DJK Stappenbach</text:p>
          </table:table-cell>
          <table:table-cell table:number-columns-repeated="1013"/>
        </table:table-row>
        <table:table-row table:style-name="ro1">
          <table:table-cell table:style-name="ce42" table:formula="of:=[.A29]+[.$G$10]+[.$G$9]" office:value-type="time" office:time-value="PT15H50M00S" calcext:value-type="time">
            <text:p>15:50:00</text:p>
          </table:table-cell>
          <table:table-cell table:style-name="ce52" table:formula="of:=[.$G$8]" office:value-type="time" office:time-value="PT00H10M00S" calcext:value-type="time">
            <text:p>00:10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Don Bosco Bamberg 2</text:p>
          </table:table-cell>
          <table:table-cell table:number-columns-repeated="1013"/>
        </table:table-row>
        <table:table-row table:style-name="ro1">
          <table:table-cell table:style-name="Default" table:number-columns-repeated="5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/>
          <table:table-cell table:style-name="ce41"/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42" table:formula="of:=[.$A$23]+[.$G$8]*2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L$37]" office:value-type="string" office:string-value="b4" calcext:value-type="string">
            <text:p>b4</text:p>
          </table:table-cell>
          <table:table-cell table:style-name="ce12" table:formula="of:=[.$K$37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2"/>
        </table:table-row>
        <table:table-row table:style-name="ro1">
          <table:table-cell table:style-name="ce42" table:formula="of:=[.A33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36]" office:value-type="string" office:string-value="a3" calcext:value-type="string">
            <text:p>a3</text:p>
          </table:table-cell>
          <table:table-cell table:style-name="ce12" table:formula="of:=[.$L$36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2"/>
        </table:table-row>
        <table:table-row table:style-name="ro1">
          <table:table-cell table:style-name="ce42" table:formula="of:=[.A34]+[.$G$8]+[.$G$9]" office:value-type="time" office:time-value="PT16H30M00S" calcext:value-type="time">
            <text:p>16:3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38]" office:value-type="string" office:string-value="a5" calcext:value-type="string">
            <text:p>a5</text:p>
          </table:table-cell>
          <table:table-cell table:style-name="ce12" table:formula="of:=[.$L$37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2"/>
        </table:table-row>
        <table:table-row table:style-name="ro1">
          <table:table-cell table:style-name="ce42" table:formula="of:=[.A33]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K17]" office:value-type="string" office:string-value="weiß" calcext:value-type="string">
            <text:p>weiß</text:p>
          </table:table-cell>
          <table:table-cell table:style-name="ce12" table:formula="of:=[.$L$35]" office:value-type="string" office:string-value="b2" calcext:value-type="string">
            <text:p>b2</text:p>
          </table:table-cell>
          <table:table-cell table:style-name="ce12" table:formula="of:=[.$K$35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2"/>
        </table:table-row>
        <table:table-row table:style-name="ro1">
          <table:table-cell table:style-name="ce42" table:formula="of:=[.A36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K17]" office:value-type="string" office:string-value="weiß" calcext:value-type="string">
            <text:p>weiß</text:p>
          </table:table-cell>
          <table:table-cell table:style-name="ce12" table:formula="of:=[.$K$34]" office:value-type="string" office:string-value="a1" calcext:value-type="string">
            <text:p>a1</text:p>
          </table:table-cell>
          <table:table-cell table:style-name="ce12" table:formula="of:=[.$L$34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3"/>
          <table:table-cell office:value-type="string" calcext:value-type="string">
            <text:p>a5</text:p>
          </table:table-cell>
          <table:table-cell table:number-columns-repeated="1013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42"/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11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53" office:value-type="string" calcext:value-type="string">
            <text:p>SG Gaustadt 4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53" office:value-type="string" calcext:value-type="string">
            <text:p>SG Walberla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53" office:value-type="string" calcext:value-type="string">
            <text:p>SG Gaustadt 3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53" office:value-type="string" calcext:value-type="string">
            <text:p>DJK-SV Sambach</text:p>
          </table:table-cell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53" office:value-type="string" calcext:value-type="string">
            <text:p>SG Gaustadt 5 - Bischberg</text:p>
          </table:table-cell>
          <table:table-cell table:style-name="Default" table:number-columns-repeated="3"/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style-name="Default"/>
          <table:table-cell/>
          <table:table-cell office:value-type="string" calcext:value-type="string">
            <text:p>rot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style-name="Default"/>
          <table:table-cell/>
          <table:table-cell office:value-type="string" calcext:value-type="string">
            <text:p>weiß</text:p>
          </table:table-cell>
          <table:table-cell table:number-columns-repeated="1015"/>
        </table:table-row>
        <table:table-row table:style-name="ro1">
          <table:table-cell table:style-name="ce42" table:formula="of:=[.I12]" office:value-type="time" office:time-value="PT10H00M00S" calcext:value-type="time">
            <text:p>10:0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6]+[.$F$14]+[.$F$15]" office:value-type="time" office:time-value="PT10H15M00S" calcext:value-type="time">
            <text:p>10:1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7]+[.$F$14]+[.$F$15]" office:value-type="time" office:time-value="PT10H30M00S" calcext:value-type="time">
            <text:p>10:3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0H45M00S" calcext:value-type="time">
            <text:p>10:4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1H00M00S" calcext:value-type="time">
            <text:p>11:0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1H15M00S" calcext:value-type="time">
            <text:p>11:1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1H30M00S" calcext:value-type="time">
            <text:p>11:3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1H45M00S" calcext:value-type="time">
            <text:p>11:4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2H00M00S" calcext:value-type="time">
            <text:p>12:0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2H15M00S" calcext:value-type="time">
            <text:p>12:1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1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 table:number-rows-repeated="3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5">
          <table:table-cell table:style-name="ce61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Spielzeit3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Gaustadt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Königsfel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Walberla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2" office:value-type="time" office:time-value="PT10H30M00S" calcext:value-type="time">
            <text:p>10:30:00</text:p>
          </table:table-cell>
          <table:table-cell table:number-columns-repeated="1015"/>
        </table:table-row>
        <table:table-row table:style-name="ro1">
          <table:table-cell table:style-name="ce6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blau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1"/>
          <table:table-cell table:style-name="ce12" table:number-columns-repeated="3"/>
          <table:table-cell table:number-columns-repeated="2"/>
          <table:table-cell office:value-type="string" calcext:value-type="string">
            <text:p>gelb</text:p>
          </table:table-cell>
          <table:table-cell table:number-columns-repeated="1015"/>
        </table:table-row>
        <table:table-row table:style-name="ro1">
          <table:table-cell table:style-name="ce42" table:formula="of:=[.$I$15]" office:value-type="time" office:time-value="PT10H30M00S" calcext:value-type="time">
            <text:p>10:30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+[.$F$16]+[.$F$17]" office:value-type="time" office:time-value="PT10H45M00S" calcext:value-type="time">
            <text:p>10:45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+[.$F$16]+[.$F$17]" office:value-type="time" office:time-value="PT11H00M00S" calcext:value-type="time">
            <text:p>11:00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+[.$F$16]+[.$F$17]" office:value-type="time" office:time-value="PT11H15M00S" calcext:value-type="time">
            <text:p>11:15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+[.$F$16]+[.$F$17]" office:value-type="time" office:time-value="PT11H30M00S" calcext:value-type="time">
            <text:p>11:30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+[.$F$16]+[.$F$17]" office:value-type="time" office:time-value="PT11H45M00S" calcext:value-type="time">
            <text:p>11:45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+[.$F$16]+[.$F$17]" office:value-type="time" office:time-value="PT12H00M00S" calcext:value-type="time">
            <text:p>12:00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+[.$F$16]+[.$F$17]" office:value-type="time" office:time-value="PT12H15M00S" calcext:value-type="time">
            <text:p>12:15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+[.$F$16]+[.$F$17]" office:value-type="time" office:time-value="PT12H30M00S" calcext:value-type="time">
            <text:p>12:30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" office:value-type="time" office:time-value="PT12H30M00S" calcext:value-type="time">
            <text:p>12:30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+[.$F$16]+[.$F$17]" office:value-type="time" office:time-value="PT12H45M00S" calcext:value-type="time">
            <text:p>12:45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Effeltrich/Poxdorf" calcext:value-type="string">
            <text:p>SG Effeltrich/Poxdorf</text:p>
          </table:table-cell>
          <table:table-cell table:style-name="ce41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7]" office:value-type="time" office:time-value="PT12H45M00S" calcext:value-type="time">
            <text:p>12:45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37]+[.$F$16]+[.$F$17]" office:value-type="time" office:time-value="PT13H00M00S" calcext:value-type="time">
            <text:p>13:00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J12]" office:value-type="string" office:string-value="SG Gaustadt 1" calcext:value-type="string">
            <text:p>SG Gaustadt 1</text:p>
          </table:table-cell>
          <table:table-cell table:style-name="ce41" table:formula="of:=[.$J16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J13]" office:value-type="string" office:string-value="DJK Don Bosco Bamberg 2" calcext:value-type="string">
            <text:p>DJK Don Bosco Bamberg 2</text:p>
          </table:table-cell>
          <table:table-cell table:style-name="ce41" table:formula="of:=[.$J17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J14]" office:value-type="string" office:string-value="SG Walberla 1" calcext:value-type="string">
            <text:p>SG Walberla 1</text:p>
          </table:table-cell>
          <table:table-cell table:style-name="ce41" table:formula="of:=[.$J1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J15]" office:value-type="string" office:string-value="DJK Falke Nürnberg" calcext:value-type="string">
            <text:p>DJK Falke Nürnberg</text:p>
          </table:table-cell>
          <table:table-cell table:style-name="ce41" table:formula="of:=[.$J1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3"/>
          <table:table-cell office:value-type="string" calcext:value-type="string">
            <text:p>SG Gaustadt 1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/>
          <table:table-cell table:style-name="ce12" table:number-columns-repeated="3"/>
          <table:table-cell table:number-columns-repeated="3"/>
          <table:table-cell office:value-type="string" calcext:value-type="string">
            <text:p>DJK Don Bosco Bamberg 2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office:value-type="string" calcext:value-type="string">
            <text:p>SG Walberla 1</text:p>
          </table:table-cell>
          <table:table-cell table:number-columns-repeated="1014"/>
        </table:table-row>
        <table:table-row table:style-name="ro1">
          <table:table-cell table:style-name="ce42" table:formula="of:=[.$J$23]" office:value-type="time" office:time-value="PT10H30M00S" calcext:value-type="time">
            <text:p>10:30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12]" office:value-type="string" office:string-value="SG Gaustadt 1" calcext:value-type="string">
            <text:p>SG Gaustadt 1</text:p>
          </table:table-cell>
          <table:table-cell table:style-name="ce12" table:formula="of:=[.$J$13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4"/>
        </table:table-row>
        <table:table-row table:style-name="ro1">
          <table:table-cell table:style-name="ce42" table:formula="of:=[.$J$23]" office:value-type="time" office:time-value="PT10H30M00S" calcext:value-type="time">
            <text:p>10:30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J$14]" office:value-type="string" office:string-value="SG Walberla 1" calcext:value-type="string">
            <text:p>SG Walberla 1</text:p>
          </table:table-cell>
          <table:table-cell table:style-name="ce12" table:formula="of:=[.$J$1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Gaustadt 2</text:p>
          </table:table-cell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16]" office:value-type="string" office:string-value="SG Gaustadt 2" calcext:value-type="string">
            <text:p>SG Gaustadt 2</text:p>
          </table:table-cell>
          <table:table-cell table:style-name="ce12" table:formula="of:=[.$J$17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Walberla 2</text:p>
          </table:table-cell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J$18]" office:value-type="string" office:string-value="DJK Königsfeld" calcext:value-type="string">
            <text:p>DJK Königsfeld</text:p>
          </table:table-cell>
          <table:table-cell table:style-name="ce12" table:formula="of:=[.$J$1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Königsfeld</text:p>
          </table:table-cell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15]" office:value-type="string" office:string-value="DJK Falke Nürnberg" calcext:value-type="string">
            <text:p>DJK Falke Nürnberg</text:p>
          </table:table-cell>
          <table:table-cell table:style-name="ce12" table:formula="of:=[.$J$1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DJK Stappenbach</text:p>
          </table:table-cell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J$13]" office:value-type="string" office:string-value="DJK Don Bosco Bamberg 2" calcext:value-type="string">
            <text:p>DJK Don Bosco Bamberg 2</text:p>
          </table:table-cell>
          <table:table-cell table:style-name="ce12" table:formula="of:=[.$J$14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19]" office:value-type="string" office:string-value="SG DJK Stappenbach" calcext:value-type="string">
            <text:p>SG DJK Stappenbach</text:p>
          </table:table-cell>
          <table:table-cell table:style-name="ce12" table:formula="of:=[.$J$1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J$17]" office:value-type="string" office:string-value="SG Walberla 2" calcext:value-type="string">
            <text:p>SG Walberla 2</text:p>
          </table:table-cell>
          <table:table-cell table:style-name="ce12" table:formula="of:=[.$J$1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14]" office:value-type="string" office:string-value="SG Walberla 1" calcext:value-type="string">
            <text:p>SG Walberla 1</text:p>
          </table:table-cell>
          <table:table-cell table:style-name="ce12" table:formula="of:=[.$J$1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ce2" office:value-type="time" office:time-value="PT10H30M00S" calcext:value-type="time">
            <text:p>10:30:00</text:p>
          </table:table-cell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J$13]" office:value-type="string" office:string-value="DJK Don Bosco Bamberg 2" calcext:value-type="string">
            <text:p>DJK Don Bosco Bamberg 2</text:p>
          </table:table-cell>
          <table:table-cell table:style-name="ce12" table:formula="of:=[.$J$1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18]" office:value-type="string" office:string-value="DJK Königsfeld" calcext:value-type="string">
            <text:p>DJK Königsfeld</text:p>
          </table:table-cell>
          <table:table-cell table:style-name="ce12" table:formula="of:=[.$J$1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rot</text:p>
          </table:table-cell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J$17]" office:value-type="string" office:string-value="SG Walberla 2" calcext:value-type="string">
            <text:p>SG Walberla 2</text:p>
          </table:table-cell>
          <table:table-cell table:style-name="ce12" table:formula="of:=[.$J$1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weiß</text:p>
          </table:table-cell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3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3"/>
        </table:table-row>
        <table:table-row table:style-name="ro1">
          <table:table-cell table:style-name="ce42" table:formula="of:=[.A26]+[.$F$8]*2" office:value-type="time" office:time-value="PT12H30M00S" calcext:value-type="time">
            <text:p>12:30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29]" office:value-type="string" office:string-value="a1" calcext:value-type="string">
            <text:p>a1</text:p>
          </table:table-cell>
          <table:table-cell table:style-name="ce12" table:formula="of:=[.$K$30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42" table:formula="of:=[.A29]" office:value-type="time" office:time-value="PT12H30M00S" calcext:value-type="time">
            <text:p>12:30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K$29]" office:value-type="string" office:string-value="b1" calcext:value-type="string">
            <text:p>b1</text:p>
          </table:table-cell>
          <table:table-cell table:style-name="ce12" table:formula="of:=[.$J$30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31]" office:value-type="string" office:string-value="a3" calcext:value-type="string">
            <text:p>a3</text:p>
          </table:table-cell>
          <table:table-cell table:style-name="ce12" table:formula="of:=[.$K$31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K$32]" office:value-type="string" office:string-value="b4" calcext:value-type="string">
            <text:p>b4</text:p>
          </table:table-cell>
          <table:table-cell table:style-name="ce12" table:formula="of:=[.$J$32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3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3"/>
          <table:table-cell table:number-columns-repeated="8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2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D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63" office:value-type="string" calcext:value-type="string">
            <text:p>Sonntag, 03.07.2022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Walberla 1" calcext:value-type="string">
            <text:p>SG Walberla 1</text:p>
          </table:table-cell>
          <table:table-cell table:style-name="ce41" table:formula="of:=[.N7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SG Sambach" calcext:value-type="string">
            <text:p>SG Sambach</text:p>
          </table:table-cell>
          <table:table-cell table:style-name="ce41" table:formula="of:=[.N8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DJK Don Bosco Bamberg 3" calcext:value-type="string">
            <text:p>DJK Don Bosco Bamberg 3</text:p>
          </table:table-cell>
          <table:table-cell table:style-name="ce41" table:formula="of:=[.N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SG Gaustadt 1" calcext:value-type="string">
            <text:p>SG Gaustadt 1</text:p>
          </table:table-cell>
          <table:table-cell table:style-name="ce41" table:formula="of:=[.N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SG Gaustadt 3" calcext:value-type="string">
            <text:p>SG Gaustadt 3</text:p>
          </table:table-cell>
          <table:table-cell table:style-name="ce41" table:formula="of:=[.N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5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1" table:number-columns-repeated="4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5H24M00S" calcext:value-type="time">
            <text:p>15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14]" office:value-type="string" office:string-value="a1" calcext:value-type="string">
            <text:p>a1</text:p>
          </table:table-cell>
          <table:table-cell table:style-name="ce12" table:formula="of:=[.$I$15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" office:value-type="time" office:time-value="PT15H24M00S" calcext:value-type="time">
            <text:p>15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14]" office:value-type="string" office:string-value="b1" calcext:value-type="string">
            <text:p>b1</text:p>
          </table:table-cell>
          <table:table-cell table:style-name="ce12" table:formula="of:=[.$H$15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18]" office:value-type="string" office:string-value="a5" calcext:value-type="string">
            <text:p>a5</text:p>
          </table:table-cell>
          <table:table-cell table:style-name="ce12" table:formula="of:=[.$I$18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17]" office:value-type="string" office:string-value="b4" calcext:value-type="string">
            <text:p>b4</text:p>
          </table:table-cell>
          <table:table-cell table:style-name="ce12" table:formula="of:=[.$H$17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H$16]" office:value-type="string" office:string-value="a3" calcext:value-type="string">
            <text:p>a3</text:p>
          </table:table-cell>
          <table:table-cell table:style-name="ce12" table:formula="of:=[.$I$16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8]+[.$F$9]" office:value-type="time" office:time-value="PT16H09M00S" calcext:value-type="time">
            <text:p>16:0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48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1"/>
        <table:table-column table:style-name="co5" table:number-columns-repeated="1021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time" office:time-value="PT14H30M00S" calcext:value-type="time">
            <text:p>14:30:00</text:p>
          </table:table-cell>
          <table:table-cell office:value-type="string" calcext:value-type="string">
            <text:p>SG Walberla</text:p>
          </table:table-cell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Wo? Ein Kleinfeld ist noch frei (C-Jugend braucht nur ein kleinfeld)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2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Sambach/Herns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office:value-type="string" calcext:value-type="string">
            <text:p>SG Walberla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7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ce4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number-columns-repeated="1015"/>
        </table:table-row>
        <table:table-row table:style-name="ro1">
          <table:table-cell table:style-name="ce42"/>
          <table:table-cell table:style-name="ce41"/>
          <table:table-cell table:style-name="ce46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Default"/>
          <table:table-cell table:style-name="ce41"/>
          <table:table-cell table:style-name="ce12" table:number-columns-repeated="2"/>
          <table:table-cell table:number-columns-repeated="2"/>
          <table:table-cell office:value-type="string" calcext:value-type="string">
            <text:p>blau</text:p>
          </table:table-cell>
          <table:table-cell table:number-columns-repeated="1015"/>
        </table:table-row>
        <table:table-row table:style-name="ro1">
          <table:table-cell table:style-name="ce42" table:formula="of:=[.$I$14]" office:value-type="time" office:time-value="PT10H00M00S" calcext:value-type="time">
            <text:p>10:0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gelb</text:p>
          </table:table-cell>
          <table:table-cell table:number-columns-repeated="1015"/>
        </table:table-row>
        <table:table-row table:style-name="ro1">
          <table:table-cell table:style-name="ce42" table:formula="of:=[.$A17]" office:value-type="time" office:time-value="PT10H00M00S" calcext:value-type="time">
            <text:p>10:0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8]+[.$F$14]+[.$F$15]" office:value-type="time" office:time-value="PT10H15M00S" calcext:value-type="time">
            <text:p>10:1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15M00S" calcext:value-type="time">
            <text:p>10:1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0]+[.$F$14]+[.$F$15]" office:value-type="time" office:time-value="PT10H30M00S" calcext:value-type="time">
            <text:p>10:3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30M00S" calcext:value-type="time">
            <text:p>10:3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2]+[.$F$14]+[.$F$15]" office:value-type="time" office:time-value="PT10H45M00S" calcext:value-type="time">
            <text:p>10:4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0H45M00S" calcext:value-type="time">
            <text:p>10:4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4]+[.$F$14]+[.$F$15]" office:value-type="time" office:time-value="PT11H00M00S" calcext:value-type="time">
            <text:p>11:0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" office:value-type="time" office:time-value="PT11H00M00S" calcext:value-type="time">
            <text:p>11:0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6]+[.$F$14]+[.$F$15]+[.$F$14]" office:value-type="time" office:time-value="PT11H25M00S" calcext:value-type="time">
            <text:p>11:2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25M00S" calcext:value-type="time">
            <text:p>11:2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8]+[.$F$14]+[.$F$15]" office:value-type="time" office:time-value="PT11H40M00S" calcext:value-type="time">
            <text:p>11:4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0M00S" calcext:value-type="time">
            <text:p>11:4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0]+[.$F$14]+[.$F$15]" office:value-type="time" office:time-value="PT11H55M00S" calcext:value-type="time">
            <text:p>11:5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1H55M00S" calcext:value-type="time">
            <text:p>11:5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2]+[.$F$14]+[.$F$15]" office:value-type="time" office:time-value="PT12H10M00S" calcext:value-type="time">
            <text:p>12:1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0M00S" calcext:value-type="time">
            <text:p>12:1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4]+[.$F$14]+[.$F$15]" office:value-type="time" office:time-value="PT12H25M00S" calcext:value-type="time">
            <text:p>12:2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" office:value-type="time" office:time-value="PT12H25M00S" calcext:value-type="time">
            <text:p>12:2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5">
          <table:table-cell table:style-name="Default" table:number-columns-repeated="6"/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5" table:style-name="ta2">
        <table:table-column table:style-name="co25" table:default-cell-style-name="ce1"/>
        <table:table-column table:style-name="co43" table:default-cell-style-name="ce1"/>
        <table:table-column table:style-name="co10" table:default-cell-style-name="ce1"/>
        <table:table-column table:style-name="co44" table:default-cell-style-name="ce1"/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Sambach/Herrns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20M00S" calcext:value-type="time">
            <text:p>00:20:00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/>
          <table:table-cell table:style-name="ce2" office:value-type="time" office:time-value="PT13H30M00S" calcext:value-type="time">
            <text:p>13:30:00</text:p>
          </table:table-cell>
          <table:table-cell table:number-columns-repeated="1016"/>
        </table:table-row>
        <table:table-row table:style-name="ro1">
          <table:table-cell table:style-name="ce42" table:formula="of:=[.H15]" office:value-type="time" office:time-value="PT13H30M00S" calcext:value-type="time">
            <text:p>13:30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14]+[.$F$15]" office:value-type="time" office:time-value="PT13H53M00S" calcext:value-type="time">
            <text:p>13:53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42" table:formula="of:=[.A17]+[.$F$14]+[.$F$15]" office:value-type="time" office:time-value="PT14H16M00S" calcext:value-type="time">
            <text:p>14:16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4H39M00S" calcext:value-type="time">
            <text:p>14:39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5H02M00S" calcext:value-type="time">
            <text:p>15:02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5H25M00S" calcext:value-type="time">
            <text:p>15:25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5H48M00S" calcext:value-type="time">
            <text:p>15:48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6H11M00S" calcext:value-type="time">
            <text:p>16:11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6H34M00S" calcext:value-type="time">
            <text:p>16:34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6H57M00S" calcext:value-type="time">
            <text:p>16:57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1"/>
        <table:table-column table:style-name="co45" table:default-cell-style-name="ce1"/>
        <table:table-column table:style-name="co46" table:default-cell-style-name="ce1"/>
        <table:table-column table:style-name="co1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31" table:default-cell-style-name="ce1"/>
        <table:table-column table:style-name="co26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" table:number-columns-repeated="1009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7"/>
          <table:table-cell office:value-type="string" calcext:value-type="string">
            <text:p>Spielzeit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L28]" office:value-type="string" office:string-value="SG Sambach/Herrnsdorf" calcext:value-type="string">
            <text:p>SG Sambach/Herrnsdorf</text:p>
          </table:table-cell>
          <table:table-cell table:style-name="ce41" table:formula="of:=[.$L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L29]" office:value-type="string" office:string-value="DJK Falke Nürnberg" calcext:value-type="string">
            <text:p>DJK Falke Nürnberg</text:p>
          </table:table-cell>
          <table:table-cell table:style-name="ce41" table:formula="of:=[.$L32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L30]" office:value-type="string" office:string-value="SG Gaustadt 1" calcext:value-type="string">
            <text:p>SG Gaustadt 1</text:p>
          </table:table-cell>
          <table:table-cell table:style-name="ce41" table:formula="of:=[.$L33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L15]" office:value-type="time" office:time-value="PT13H30M00S" calcext:value-type="time">
            <text:p>13:3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L15]" office:value-type="time" office:time-value="PT13H30M00S" calcext:value-type="time">
            <text:p>13:3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ce42" table:formula="of:=[.A14]+[.$F$9]+[.$F$10]" office:value-type="time" office:time-value="PT13H50M00S" calcext:value-type="time">
            <text:p>13:5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ce2" office:value-type="time" office:time-value="PT13H30M00S" calcext:value-type="time">
            <text:p>13:30:00</text:p>
          </table:table-cell>
          <table:table-cell table:number-columns-repeated="1012"/>
        </table:table-row>
        <table:table-row table:style-name="ro1">
          <table:table-cell table:style-name="ce42" table:formula="of:=[.A15]" office:value-type="time" office:time-value="PT13H50M00S" calcext:value-type="time">
            <text:p>13:5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9]+[.$F$10]" office:value-type="time" office:time-value="PT14H10M00S" calcext:value-type="time">
            <text:p>14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42" table:formula="of:=[.A17]" office:value-type="time" office:time-value="PT14H10M00S" calcext:value-type="time">
            <text:p>14:1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style-name="ce42" table:formula="of:=[.A18]+[.$F$9]+[.$F$10]" office:value-type="time" office:time-value="PT14H30M00S" calcext:value-type="time">
            <text:p>14:3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" office:value-type="time" office:time-value="PT14H30M00S" calcext:value-type="time">
            <text:p>14:3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1"/>
        </table:table-row>
        <table:table-row table:style-name="ro1">
          <table:table-cell table:style-name="ce42" table:formula="of:=[.A20]+[.$F$9]+[.$F$10]" office:value-type="time" office:time-value="PT14H50M00S" calcext:value-type="time">
            <text:p>14:5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1"/>
        </table:table-row>
        <table:table-row table:style-name="ro1">
          <table:table-cell table:style-name="ce42" table:formula="of:=[.A21]" office:value-type="time" office:time-value="PT14H50M00S" calcext:value-type="time">
            <text:p>14:5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1"/>
        </table:table-row>
        <table:table-row table:style-name="ro1">
          <table:table-cell table:style-name="ce42" table:formula="of:=[.A22]+[.$F$9]+[.$F$10]" office:value-type="time" office:time-value="PT15H10M00S" calcext:value-type="time">
            <text:p>15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1"/>
        </table:table-row>
        <table:table-row table:style-name="ro1">
          <table:table-cell table:style-name="ce42" table:formula="of:=[.A23]" office:value-type="time" office:time-value="PT15H10M00S" calcext:value-type="time">
            <text:p>15:1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4]+[.$F$9]*2" office:value-type="time" office:time-value="PT15H40M00S" calcext:value-type="time">
            <text:p>15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1]" office:value-type="string" office:string-value="a1" calcext:value-type="string">
            <text:p>a1</text:p>
          </table:table-cell>
          <table:table-cell table:style-name="ce12" table:formula="of:=[.$M$2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6]" office:value-type="time" office:time-value="PT15H40M00S" calcext:value-type="time">
            <text:p>15:4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M$21]" office:value-type="string" office:string-value="b1" calcext:value-type="string">
            <text:p>b1</text:p>
          </table:table-cell>
          <table:table-cell table:style-name="ce12" table:formula="of:=[.$L$22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Name</text:p>
          </table:table-cell>
          <table:table-cell table:number-columns-repeated="1012"/>
        </table:table-row>
        <table:table-row table:style-name="ro1">
          <table:table-cell table:style-name="ce42" table:formula="of:=[.A27]+[.$F$9]+[.$F$10]" office:value-type="time" office:time-value="PT16H00M00S" calcext:value-type="time">
            <text:p>16:0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3]" office:value-type="string" office:string-value="a3" calcext:value-type="string">
            <text:p>a3</text:p>
          </table:table-cell>
          <table:table-cell table:style-name="ce12" table:formula="of:=[.$M$2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SG Sambach/Herrnsdorf</text:p>
          </table:table-cell>
          <table:table-cell table:number-columns-repeated="1012"/>
        </table:table-row>
        <table:table-row table:style-name="ro1">
          <table:table-cell table:style-name="ce42" table:formula="of:=[.A28]+[.$F$9]+[.$F$10]" office:value-type="time" office:time-value="PT16H20M00S" calcext:value-type="time">
            <text:p>16:2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DJK Falke Nürnberg</text:p>
          </table:table-cell>
          <table:table-cell table:number-columns-repeated="1012"/>
        </table:table-row>
        <table:table-row table:style-name="ro1">
          <table:table-cell table:style-name="ce42" table:formula="of:=[.A29]+[.$F$9]+[.$F$10]" office:value-type="time" office:time-value="PT16H40M00S" calcext:value-type="time">
            <text:p>16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SG Gaustadt 1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G Gaustadt 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DJK Teuchatz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G Walberla</text:p>
          </table:table-cell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L28]" office:value-type="string" office:string-value="SG Sambach/Herrnsdorf" calcext:value-type="string">
            <text:p>SG Sambach/Herrnsdorf</text:p>
          </table:table-cell>
          <table:table-cell table:style-name="ce41" table:formula="of:=[.$L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L29]" office:value-type="string" office:string-value="DJK Falke Nürnberg" calcext:value-type="string">
            <text:p>DJK Falke Nürnberg</text:p>
          </table:table-cell>
          <table:table-cell table:style-name="ce41" table:formula="of:=[.$L32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L30]" office:value-type="string" office:string-value="SG Gaustadt 1" calcext:value-type="string">
            <text:p>SG Gaustadt 1</text:p>
          </table:table-cell>
          <table:table-cell table:style-name="ce41" table:formula="of:=[.$L33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7]+[.$F$9]+[.$F$10]" office:value-type="time" office:time-value="PT00H20M00S" calcext:value-type="time">
            <text:p>00:2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8]" office:value-type="time" office:time-value="PT00H20M00S" calcext:value-type="time">
            <text:p>00:2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9]+[.$F$9]+[.$F$10]" office:value-type="time" office:time-value="PT00H40M00S" calcext:value-type="time">
            <text:p>00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0]" office:value-type="time" office:time-value="PT00H40M00S" calcext:value-type="time">
            <text:p>00:4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1]+[.$F$9]+[.$F$10]" office:value-type="time" office:time-value="PT01H00M00S" calcext:value-type="time">
            <text:p>01:0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2]" office:value-type="time" office:time-value="PT01H00M00S" calcext:value-type="time">
            <text:p>01:0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3]+[.$F$9]+[.$F$10]" office:value-type="time" office:time-value="PT01H20M00S" calcext:value-type="time">
            <text:p>01:2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4]" office:value-type="time" office:time-value="PT01H20M00S" calcext:value-type="time">
            <text:p>01:2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5]+[.$F$9]+[.$F$10]" office:value-type="time" office:time-value="PT01H40M00S" calcext:value-type="time">
            <text:p>01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6]" office:value-type="time" office:time-value="PT01H40M00S" calcext:value-type="time">
            <text:p>01:4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7]+[.$F$9]*2" office:value-type="time" office:time-value="PT02H10M00S" calcext:value-type="time">
            <text:p>02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1]" office:value-type="string" office:string-value="a1" calcext:value-type="string">
            <text:p>a1</text:p>
          </table:table-cell>
          <table:table-cell table:style-name="ce12" table:formula="of:=[.$M$2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9]" office:value-type="time" office:time-value="PT02H10M00S" calcext:value-type="time">
            <text:p>02:1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M$21]" office:value-type="string" office:string-value="b1" calcext:value-type="string">
            <text:p>b1</text:p>
          </table:table-cell>
          <table:table-cell table:style-name="ce12" table:formula="of:=[.$L$22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0]+[.$F$9]+[.$F$10]" office:value-type="time" office:time-value="PT02H30M00S" calcext:value-type="time">
            <text:p>02:3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3]" office:value-type="string" office:string-value="a3" calcext:value-type="string">
            <text:p>a3</text:p>
          </table:table-cell>
          <table:table-cell table:style-name="ce12" table:formula="of:=[.$M$2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1]+[.$F$9]+[.$F$10]" office:value-type="time" office:time-value="PT02H50M00S" calcext:value-type="time">
            <text:p>02:5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2]+[.$F$9]+[.$F$10]" office:value-type="time" office:time-value="PT03H10M00S" calcext:value-type="time">
            <text:p>03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1"/>
        <table:table-column table:style-name="co55" table:default-cell-style-name="ce1"/>
        <table:table-column table:style-name="co56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Startzeit</text:p>
          </table:table-cell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2" office:value-type="time" office:time-value="PT17H30M00S" calcext:value-type="time">
            <text:p>17:30:00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 calcext:value-type="string">
            <text:p>SV-DJK Sambach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2"/>
          <table:table-cell office:value-type="string" calcext:value-type="string">
            <text:p>DJK BFC Nürnberg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Don Bosco Bamberg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Teutonia Gaustadt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-SC Vorra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62"/>
          <table:table-cell table:style-name="ce41"/>
          <table:table-cell table:style-name="ce46"/>
          <table:table-cell table:style-name="ce41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3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Default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H2]" office:value-type="time" office:time-value="PT17H30M00S" calcext:value-type="time">
            <text:p>17:30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14]+[.$F$15]" office:value-type="time" office:time-value="PT17H48M00S" calcext:value-type="time">
            <text:p>17:48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8H06M00S" calcext:value-type="time">
            <text:p>18:06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8H24M00S" calcext:value-type="time">
            <text:p>18:24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8H42M00S" calcext:value-type="time">
            <text:p>18:42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9H00M00S" calcext:value-type="time">
            <text:p>19:00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9H18M00S" calcext:value-type="time">
            <text:p>19:18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9H36M00S" calcext:value-type="time">
            <text:p>19:36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9H54M00S" calcext:value-type="time">
            <text:p>19:54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14]+[.$F$15]" office:value-type="time" office:time-value="PT20H12M00S" calcext:value-type="time">
            <text:p>20:12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3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number-columns-repeated="1014" table:default-cell-style-name="ce1"/>
        <table:table-row table:style-name="ro6">
          <table:table-cell table:style-name="ce4" office:value-type="string" calcext:value-type="string">
            <text:p>Mannschaft</text:p>
          </table:table-cell>
          <table:table-cell table:style-name="ce4"/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fang 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Spielzeit</text:p>
          </table:table-cell>
          <table:table-cell table:style-name="ce4" office:value-type="string" calcext:value-type="string">
            <text:p>Spielfeld 1</text:p>
          </table:table-cell>
          <table:table-cell table:style-name="ce4" office:value-type="string" calcext:value-type="string">
            <text:p>Spielfeld 2</text:p>
          </table:table-cell>
          <table:table-cell table:style-name="ce5" office:value-type="string" calcext:value-type="string">
            <text:p>Bemerkung</text:p>
          </table:table-cell>
          <table:table-cell table:style-name="ce6" table:number-columns-repeated="1014"/>
        </table:table-row>
        <table:table-row table:style-name="ro3">
          <table:table-cell table:style-name="ce7" office:value-type="string" calcext:value-type="string">
            <text:p>E-Juge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amstag</text:p>
          </table:table-cell>
          <table:table-cell table:style-name="ce8" office:value-type="date" office:date-value="2022-07-02" calcext:value-type="date">
            <text:p>02.07.2022</text:p>
          </table:table-cell>
          <table:table-cell table:style-name="ce7" office:value-type="string" calcext:value-type="string">
            <text:p>10:30 Uhr</text:p>
          </table:table-cell>
          <table:table-cell table:style-name="ce9" office:value-type="string" calcext:value-type="string">
            <text:p>13:30 Uhr</text:p>
          </table:table-cell>
          <table:table-cell table:style-name="ce7" office:value-type="string" calcext:value-type="string">
            <text:p>15 Min</text:p>
          </table:table-cell>
          <table:table-cell table:style-name="ce65" office:value-type="string" calcext:value-type="string">
            <text:p>blau-Kunstrasen</text:p>
          </table:table-cell>
          <table:table-cell table:style-name="ce71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3" office:value-type="string" calcext:value-type="string">
            <text:p>F2-Juge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Samstag</text:p>
          </table:table-cell>
          <table:table-cell table:style-name="ce14" office:value-type="date" office:date-value="2022-07-02" calcext:value-type="date">
            <text:p>02.07.2022</text:p>
          </table:table-cell>
          <table:table-cell table:style-name="ce13" office:value-type="string" calcext:value-type="string">
            <text:p>10:00 Uhr</text:p>
          </table:table-cell>
          <table:table-cell table:style-name="ce13" office:value-type="string" calcext:value-type="string">
            <text:p>12:30 Uhr</text:p>
          </table:table-cell>
          <table:table-cell table:style-name="ce13" office:value-type="string" calcext:value-type="string">
            <text:p>12 min</text:p>
          </table:table-cell>
          <table:table-cell table:style-name="ce66" office:value-type="string" calcext:value-type="string">
            <text:p>rot</text:p>
          </table:table-cell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5" office:value-type="string" calcext:value-type="string">
            <text:p>B-Jugend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amstag</text:p>
          </table:table-cell>
          <table:table-cell table:style-name="ce16" office:value-type="date" office:date-value="2022-07-02" calcext:value-type="date">
            <text:p>02.07.2022</text:p>
          </table:table-cell>
          <table:table-cell table:style-name="ce17" office:value-type="string" calcext:value-type="string">
            <text:p>13:30 Uhr</text:p>
          </table:table-cell>
          <table:table-cell table:style-name="ce15" office:value-type="string" calcext:value-type="string">
            <text:p>17:00 Uhr</text:p>
          </table:table-cell>
          <table:table-cell table:style-name="ce15" office:value-type="string" calcext:value-type="string">
            <text:p>15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 office:value-type="string" calcext:value-type="string">
            <text:p>evtl blau gelb falls juniorinnen spielen</text:p>
          </table:table-cell>
          <table:table-cell table:number-columns-repeated="1014"/>
        </table:table-row>
        <table:table-row table:style-name="ro7">
          <table:table-cell table:style-name="ce18" office:value-type="string" calcext:value-type="string">
            <text:p>C-Juniorinnen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amstag</text:p>
          </table:table-cell>
          <table:table-cell table:style-name="ce19" office:value-type="date" office:date-value="2022-07-02" calcext:value-type="date">
            <text:p>02.07.2022</text:p>
          </table:table-cell>
          <table:table-cell table:style-name="ce18" office:value-type="string" calcext:value-type="string">
            <text:p>14:30 Uhr </text:p>
          </table:table-cell>
          <table:table-cell table:style-name="ce18" office:value-type="string" calcext:value-type="string">
            <text:p>17:00 Uhr</text:p>
          </table:table-cell>
          <table:table-cell table:style-name="ce18" office:value-type="string" calcext:value-type="string">
            <text:p>2x 35 min</text:p>
          </table:table-cell>
          <table:table-cell table:style-name="ce67"/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0" office:value-type="string" calcext:value-type="string">
            <text:p>AH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Samstag</text:p>
          </table:table-cell>
          <table:table-cell table:style-name="ce21" office:value-type="date" office:date-value="2022-07-02" calcext:value-type="date">
            <text:p>02.07.2022</text:p>
          </table:table-cell>
          <table:table-cell table:style-name="ce20" office:value-type="string" calcext:value-type="string">
            <text:p>17:30 Uhr</text:p>
          </table:table-cell>
          <table:table-cell table:style-name="ce20" office:value-type="string" calcext:value-type="string">
            <text:p>20:30 Uhr</text:p>
          </table:table-cell>
          <table:table-cell table:style-name="ce20" office:value-type="string" calcext:value-type="string">
            <text:p>15 Min</text:p>
          </table:table-cell>
          <table:table-cell table:style-name="ce66" office:value-type="string" calcext:value-type="string">
            <text:p>rot</text:p>
          </table:table-cell>
          <table:table-cell table:style-name="ce67"/>
          <table:table-cell table:style-name="ce12"/>
          <table:table-cell table:number-columns-repeated="1014"/>
        </table:table-row>
        <table:table-row table:style-name="ro3">
          <table:table-cell table:style-name="ce22" office:value-type="string" calcext:value-type="string">
            <text:p>F1-Jugend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Sonntag</text:p>
          </table:table-cell>
          <table:table-cell table:style-name="ce23" office:value-type="date" office:date-value="2022-07-03" calcext:value-type="date">
            <text:p>03.07.2022</text:p>
          </table:table-cell>
          <table:table-cell table:style-name="ce22" office:value-type="string" calcext:value-type="string">
            <text:p>10:30 Uhr</text:p>
          </table:table-cell>
          <table:table-cell table:style-name="ce22" office:value-type="string" calcext:value-type="string">
            <text:p>13:30 Uhr</text:p>
          </table:table-cell>
          <table:table-cell table:style-name="ce22" office:value-type="string" calcext:value-type="string">
            <text:p>10 min</text:p>
          </table:table-cell>
          <table:table-cell table:style-name="ce68" office:value-type="string" calcext:value-type="string">
            <text:p>rot</text:p>
          </table:table-cell>
          <table:table-cell table:style-name="ce72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9" office:value-type="string" calcext:value-type="string">
            <text:p>C-Jugen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onntag</text:p>
          </table:table-cell>
          <table:table-cell table:style-name="ce30" office:value-type="date" office:date-value="2022-07-02" calcext:value-type="date">
            <text:p>02.07.2022</text:p>
          </table:table-cell>
          <table:table-cell table:style-name="ce29" office:value-type="string" calcext:value-type="string">
            <text:p>10:00 Uhr</text:p>
          </table:table-cell>
          <table:table-cell table:style-name="ce31" office:value-type="string" calcext:value-type="string">
            <text:p>12:45 Uhr</text:p>
          </table:table-cell>
          <table:table-cell table:style-name="ce29" office:value-type="string" calcext:value-type="string">
            <text:p>10 min</text:p>
          </table:table-cell>
          <table:table-cell table:style-name="ce69" office:value-type="string" calcext:value-type="string">
            <text:p>blau-Kunstrasen</text:p>
          </table:table-cell>
          <table:table-cell table:style-name="ce73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5" office:value-type="string" calcext:value-type="string">
            <text:p>D-Jugend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Sonntag</text:p>
          </table:table-cell>
          <table:table-cell table:style-name="ce26" office:value-type="date" office:date-value="2022-07-03" calcext:value-type="date">
            <text:p>03.07.2022</text:p>
          </table:table-cell>
          <table:table-cell table:style-name="ce25" office:value-type="string" calcext:value-type="string">
            <text:p>12:45 Uhr</text:p>
          </table:table-cell>
          <table:table-cell table:style-name="ce36" office:value-type="string" calcext:value-type="string">
            <text:p>16:30 Uhr</text:p>
          </table:table-cell>
          <table:table-cell table:style-name="ce25" office:value-type="string" calcext:value-type="string">
            <text:p>12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3">
          <table:table-cell table:style-name="ce10" office:value-type="string" calcext:value-type="string">
            <text:p>G-Jugen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onntag</text:p>
          </table:table-cell>
          <table:table-cell table:style-name="ce27" office:value-type="date" office:date-value="2022-07-02" calcext:value-type="date">
            <text:p>02.07.2022</text:p>
          </table:table-cell>
          <table:table-cell table:style-name="ce10" office:value-type="string" calcext:value-type="string">
            <text:p>14:00 Uhr</text:p>
          </table:table-cell>
          <table:table-cell table:style-name="ce10" office:value-type="string" calcext:value-type="string">
            <text:p>16:30 Uhr</text:p>
          </table:table-cell>
          <table:table-cell table:style-name="ce10" office:value-type="string" calcext:value-type="string">
            <text:p>10 min</text:p>
          </table:table-cell>
          <table:table-cell table:style-name="ce70" office:value-type="string" calcext:value-type="string">
            <text:p>rot</text:p>
          </table:table-cell>
          <table:table-cell table:style-name="ce74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nd:</text:p>
          </table:table-cell>
          <table:table-cell table:number-columns-repeated="1023"/>
        </table:table-row>
        <table:table-row table:style-name="ro3">
          <table:table-cell table:style-name="ce28" office:value-type="date" office:date-value="2022-06-09" calcext:value-type="date">
            <text:p>09.06.2022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Übersicht.H3:Übersicht.I6 Übersicht.H9:Übersicht.I9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10:Übersicht.H10">
            <calcext:condition calcext:apply-style-name="cf1" calcext:value="formula-is(NOT(ISERROR(SEARCH(&quot;weiß&quot;;[.H10]))))" calcext:base-cell-address="Übersicht.H10"/>
            <calcext:condition calcext:apply-style-name="cf2" calcext:value="formula-is(NOT(ISERROR(SEARCH(&quot;blau&quot;;[.H10]))))" calcext:base-cell-address="Übersicht.H10"/>
            <calcext:condition calcext:apply-style-name="cf3" calcext:value="formula-is(NOT(ISERROR(SEARCH(&quot;gelb&quot;;[.H10]))))" calcext:base-cell-address="Übersicht.H10"/>
            <calcext:condition calcext:apply-style-name="cf4" calcext:value="formula-is(NOT(ISERROR(SEARCH(&quot;rot&quot;;[.H10]))))" calcext:base-cell-address="Übersicht.H10"/>
          </calcext:conditional-format>
          <calcext:conditional-format calcext:target-range-address="Übersicht.I10:Übersicht.I10">
            <calcext:condition calcext:apply-style-name="cf1" calcext:value="formula-is(NOT(ISERROR(SEARCH(&quot;weiß&quot;;[.I10]))))" calcext:base-cell-address="Übersicht.I10"/>
            <calcext:condition calcext:apply-style-name="cf2" calcext:value="formula-is(NOT(ISERROR(SEARCH(&quot;blau&quot;;[.I10]))))" calcext:base-cell-address="Übersicht.I10"/>
            <calcext:condition calcext:apply-style-name="cf3" calcext:value="formula-is(NOT(ISERROR(SEARCH(&quot;gelb&quot;;[.I10]))))" calcext:base-cell-address="Übersicht.I10"/>
            <calcext:condition calcext:apply-style-name="cf4" calcext:value="formula-is(NOT(ISERROR(SEARCH(&quot;rot&quot;;[.I10]))))" calcext:base-cell-address="Übersicht.I10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8:Übersicht.I8"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H8:Übersicht.H8"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</calcext:conditional-formats>
      </table:table>
      <table:table table:name="Teilnehmerliste" table:style-name="ta2">
        <table:table-column table:style-name="co68" table:default-cell-style-name="ce32"/>
        <table:table-column table:style-name="co69" table:default-cell-style-name="ce1"/>
        <table:table-column table:style-name="co70" table:default-cell-style-name="ce1"/>
        <table:table-column table:style-name="co5" table:number-columns-repeated="1021" table:default-cell-style-name="ce1"/>
        <table:table-row table:style-name="ro3">
          <table:table-cell table:number-columns-repeated="2"/>
          <table:table-cell office:value-type="string" calcext:value-type="string">
            <text:p>Stand: 9.6.2022</text:p>
          </table:table-cell>
          <table:table-cell table:number-columns-repeated="1021"/>
        </table:table-row>
        <table:table-row table:style-name="ro4">
          <table:table-cell table:style-name="ce33" office:value-type="string" calcext:value-type="string">
            <text:p>Lfd.Nr.</text:p>
          </table:table-cell>
          <table:table-cell table:style-name="ce34" office:value-type="string" calcext:value-type="string">
            <text:p>Mannschaft</text:p>
          </table:table-cell>
          <table:table-cell table:style-name="ce34" office:value-type="string" calcext:value-type="string">
            <text:p>Verein</text:p>
          </table:table-cell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3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Königsfeld</text:p>
          </table:table-cell>
          <table:table-cell table:number-columns-repeated="1021"/>
        </table:table-row>
        <table:table-row table:style-name="ro3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3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SV-DJK Sambach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BFC Nürnberg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Teutonia Gaustadt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-SC Vorra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DJK Don Bosco Bamberg 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DJK Königsfeld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-SV Sambach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5 - Bischberg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1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Con Bosco Bamberg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1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2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Sambach/Steppach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4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3" table:formula="of:=COUNT([.A3:.A67])" office:value-type="float" office:value="56" calcext:value-type="float">
            <text:p>56</text:p>
          </table:table-cell>
          <table:table-cell table:style-name="ce12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.00.0000</text:date>, <text:time style:data-style-name="N2" text:time-value="13:36:03.89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18T17:23:30.066000000</dc:date>
    <meta:editing-cycles>124</meta:editing-cycles>
    <meta:editing-duration>PT10H29M21S</meta:editing-duration>
    <meta:document-statistic meta:table-count="21" meta:cell-count="2818" meta:object-count="0"/>
  </office:meta>
</office:document-meta>
</file>